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MS Gothic" svg:font-family="MS Gothic" svg:panose-1="2 11 6 9 7 2 5 8 2 4"/>
    <style:font-face style:font-family-generic="roman" style:font-pitch="variable" style:name="Cambria" svg:font-family="Cambria" svg:panose-1="2 4 5 3 5 4 6 3 2 4"/>
  </office:font-face-decls>
  <office:automatic-styles>
    <style:style style:family="paragraph" style:master-page-name="MP0" style:name="P1" style:parent-style-name="Normal">
      <style:paragraph-properties fo:break-before="page"/>
    </style:style>
    <style:style style:family="table-column" style:name="TableColumn3">
      <style:table-column-properties style:column-width="0.434in"/>
    </style:style>
    <style:style style:family="table-column" style:name="TableColumn4">
      <style:table-column-properties style:column-width="0.4256in"/>
    </style:style>
    <style:style style:family="table-column" style:name="TableColumn5">
      <style:table-column-properties style:column-width="0.4173in"/>
    </style:style>
    <style:style style:family="table-column" style:name="TableColumn6">
      <style:table-column-properties style:column-width="0.3756in"/>
    </style:style>
    <style:style style:family="table-column" style:name="TableColumn7">
      <style:table-column-properties style:column-width="0.4173in"/>
    </style:style>
    <style:style style:family="table-column" style:name="TableColumn8">
      <style:table-column-properties style:column-width="0.3881in"/>
    </style:style>
    <style:style style:family="table-column" style:name="TableColumn9">
      <style:table-column-properties style:column-width="0.3888in"/>
    </style:style>
    <style:style style:family="table-column" style:name="TableColumn10">
      <style:table-column-properties style:column-width="0.3909in"/>
    </style:style>
    <style:style style:family="table-column" style:name="TableColumn11">
      <style:table-column-properties style:column-width="0.3395in"/>
    </style:style>
    <style:style style:family="table-column" style:name="TableColumn12">
      <style:table-column-properties style:column-width="0.4104in"/>
    </style:style>
    <style:style style:family="table-column" style:name="TableColumn13">
      <style:table-column-properties style:column-width="0.3645in"/>
    </style:style>
    <style:style style:family="table-column" style:name="TableColumn14">
      <style:table-column-properties style:column-width="0.3909in"/>
    </style:style>
    <style:style style:family="table-column" style:name="TableColumn15">
      <style:table-column-properties style:column-width="0.3895in"/>
    </style:style>
    <style:style style:family="table-column" style:name="TableColumn16">
      <style:table-column-properties style:column-width="0.3909in"/>
    </style:style>
    <style:style style:family="table-column" style:name="TableColumn17">
      <style:table-column-properties style:column-width="0.3895in"/>
    </style:style>
    <style:style style:family="table-column" style:name="TableColumn18">
      <style:table-column-properties style:column-width="0.5361in"/>
    </style:style>
    <style:style style:family="table" style:name="Table2">
      <style:table-properties fo:margin-left="0in" style:width="6.45in" table:align="left"/>
    </style:style>
    <style:style style:family="table-row" style:name="TableRow19">
      <style:table-row-properties/>
    </style:style>
    <style:style style:family="table-cell" style:name="TableCell20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21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22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23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24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25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26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27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28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29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30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31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32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33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34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35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36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37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38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39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40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41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42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43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44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45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46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47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48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49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50">
      <style:table-cell-properties fo:border-bottom="0.0138in solid #4F81BD" fo:border-left="none" fo:border-right="none" fo:border-top="0.0138in solid #4F81BD" fo:padding-bottom="0in" fo:padding-left="0.075in" fo:padding-right="0.075in" fo:padding-top="0in" style:writing-mode="lr-tb"/>
    </style:style>
    <style:style style:family="paragraph" style:name="P51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row" style:name="TableRow52">
      <style:table-row-properties/>
    </style:style>
    <style:style style:family="table-cell" style:name="TableCell5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4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5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6" style:parent-style-name="Normal">
      <style:paragraph-properties fo:line-height="100%" fo:margin-bottom="0in"/>
      <style:text-properties fo:color="#365F91"/>
    </style:style>
    <style:style style:family="table-cell" style:name="TableCell5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8" style:parent-style-name="Normal">
      <style:paragraph-properties fo:line-height="100%" fo:margin-bottom="0in"/>
      <style:text-properties fo:color="#365F91"/>
    </style:style>
    <style:style style:family="table-cell" style:name="TableCell5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0" style:parent-style-name="Normal">
      <style:paragraph-properties fo:line-height="100%" fo:margin-bottom="0in"/>
      <style:text-properties fo:color="#365F91"/>
    </style:style>
    <style:style style:family="table-cell" style:name="TableCell6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2" style:parent-style-name="Normal">
      <style:paragraph-properties fo:line-height="100%" fo:margin-bottom="0in"/>
      <style:text-properties fo:color="#365F91"/>
    </style:style>
    <style:style style:family="table-cell" style:name="TableCell6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4" style:parent-style-name="Normal">
      <style:paragraph-properties fo:line-height="100%" fo:margin-bottom="0in"/>
      <style:text-properties fo:color="#365F91"/>
    </style:style>
    <style:style style:family="table-cell" style:name="TableCell6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6" style:parent-style-name="Normal">
      <style:paragraph-properties fo:line-height="100%" fo:margin-bottom="0in"/>
      <style:text-properties fo:color="#365F91"/>
    </style:style>
    <style:style style:family="table-cell" style:name="TableCell6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8" style:parent-style-name="Normal">
      <style:paragraph-properties fo:line-height="100%" fo:margin-bottom="0in"/>
      <style:text-properties fo:color="#365F91"/>
    </style:style>
    <style:style style:family="table-cell" style:name="TableCell6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0" style:parent-style-name="Normal">
      <style:paragraph-properties fo:line-height="100%" fo:margin-bottom="0in"/>
      <style:text-properties fo:color="#365F91"/>
    </style:style>
    <style:style style:family="table-cell" style:name="TableCell7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2" style:parent-style-name="Normal">
      <style:paragraph-properties fo:line-height="100%" fo:margin-bottom="0in"/>
      <style:text-properties fo:color="#365F91"/>
    </style:style>
    <style:style style:family="table-cell" style:name="TableCell7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4" style:parent-style-name="Normal">
      <style:paragraph-properties fo:line-height="100%" fo:margin-bottom="0in"/>
      <style:text-properties fo:color="#365F91"/>
    </style:style>
    <style:style style:family="table-cell" style:name="TableCell7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6" style:parent-style-name="Normal">
      <style:paragraph-properties fo:line-height="100%" fo:margin-bottom="0in"/>
      <style:text-properties fo:color="#365F91"/>
    </style:style>
    <style:style style:family="table-cell" style:name="TableCell7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8" style:parent-style-name="Normal">
      <style:paragraph-properties fo:line-height="100%" fo:margin-bottom="0in"/>
      <style:text-properties fo:color="#365F91"/>
    </style:style>
    <style:style style:family="table-cell" style:name="TableCell7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80" style:parent-style-name="Normal">
      <style:paragraph-properties fo:line-height="100%" fo:margin-bottom="0in"/>
      <style:text-properties fo:color="#365F91"/>
    </style:style>
    <style:style style:family="table-cell" style:name="TableCell8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82" style:parent-style-name="Normal">
      <style:paragraph-properties fo:line-height="100%" fo:margin-bottom="0in"/>
      <style:text-properties fo:color="#365F91"/>
    </style:style>
    <style:style style:family="table-cell" style:name="TableCell8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84" style:parent-style-name="Normal">
      <style:paragraph-properties fo:line-height="100%" fo:margin-bottom="0in"/>
      <style:text-properties fo:color="#365F91"/>
    </style:style>
    <style:style style:family="table-row" style:name="TableRow85">
      <style:table-row-properties/>
    </style:style>
    <style:style style:family="table-cell" style:name="TableCell86">
      <style:table-cell-properties fo:border="none" fo:padding-bottom="0in" fo:padding-left="0.075in" fo:padding-right="0.075in" fo:padding-top="0in" style:writing-mode="lr-tb"/>
    </style:style>
    <style:style style:family="paragraph" style:name="P87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88">
      <style:table-cell-properties fo:border="none" fo:padding-bottom="0in" fo:padding-left="0.075in" fo:padding-right="0.075in" fo:padding-top="0in" style:writing-mode="lr-tb"/>
    </style:style>
    <style:style style:family="paragraph" style:name="P89" style:parent-style-name="Normal">
      <style:paragraph-properties fo:line-height="100%" fo:margin-bottom="0in"/>
      <style:text-properties fo:color="#365F91"/>
    </style:style>
    <style:style style:family="table-cell" style:name="TableCell90">
      <style:table-cell-properties fo:border="none" fo:padding-bottom="0in" fo:padding-left="0.075in" fo:padding-right="0.075in" fo:padding-top="0in" style:writing-mode="lr-tb"/>
    </style:style>
    <style:style style:family="paragraph" style:name="P91" style:parent-style-name="Normal">
      <style:paragraph-properties fo:line-height="100%" fo:margin-bottom="0in"/>
      <style:text-properties fo:color="#365F91"/>
    </style:style>
    <style:style style:family="table-cell" style:name="TableCell92">
      <style:table-cell-properties fo:border="none" fo:padding-bottom="0in" fo:padding-left="0.075in" fo:padding-right="0.075in" fo:padding-top="0in" style:writing-mode="lr-tb"/>
    </style:style>
    <style:style style:family="paragraph" style:name="P93" style:parent-style-name="Normal">
      <style:paragraph-properties fo:line-height="100%" fo:margin-bottom="0in"/>
      <style:text-properties fo:color="#365F91"/>
    </style:style>
    <style:style style:family="table-cell" style:name="TableCell94">
      <style:table-cell-properties fo:border="none" fo:padding-bottom="0in" fo:padding-left="0.075in" fo:padding-right="0.075in" fo:padding-top="0in" style:writing-mode="lr-tb"/>
    </style:style>
    <style:style style:family="paragraph" style:name="P95" style:parent-style-name="Normal">
      <style:paragraph-properties fo:line-height="100%" fo:margin-bottom="0in"/>
      <style:text-properties fo:color="#365F91"/>
    </style:style>
    <style:style style:family="table-cell" style:name="TableCell96">
      <style:table-cell-properties fo:border="none" fo:padding-bottom="0in" fo:padding-left="0.075in" fo:padding-right="0.075in" fo:padding-top="0in" style:writing-mode="lr-tb"/>
    </style:style>
    <style:style style:family="paragraph" style:name="P97" style:parent-style-name="Normal">
      <style:paragraph-properties fo:line-height="100%" fo:margin-bottom="0in"/>
      <style:text-properties fo:color="#365F91"/>
    </style:style>
    <style:style style:family="table-cell" style:name="TableCell98">
      <style:table-cell-properties fo:border="none" fo:padding-bottom="0in" fo:padding-left="0.075in" fo:padding-right="0.075in" fo:padding-top="0in" style:writing-mode="lr-tb"/>
    </style:style>
    <style:style style:family="paragraph" style:name="P99" style:parent-style-name="Normal">
      <style:paragraph-properties fo:line-height="100%" fo:margin-bottom="0in"/>
      <style:text-properties fo:color="#365F91"/>
    </style:style>
    <style:style style:family="table-cell" style:name="TableCell100">
      <style:table-cell-properties fo:border="none" fo:padding-bottom="0in" fo:padding-left="0.075in" fo:padding-right="0.075in" fo:padding-top="0in" style:writing-mode="lr-tb"/>
    </style:style>
    <style:style style:family="paragraph" style:name="P101" style:parent-style-name="Normal">
      <style:paragraph-properties fo:line-height="100%" fo:margin-bottom="0in"/>
      <style:text-properties fo:color="#365F91"/>
    </style:style>
    <style:style style:family="table-cell" style:name="TableCell102">
      <style:table-cell-properties fo:border="none" fo:padding-bottom="0in" fo:padding-left="0.075in" fo:padding-right="0.075in" fo:padding-top="0in" style:writing-mode="lr-tb"/>
    </style:style>
    <style:style style:family="paragraph" style:name="P103" style:parent-style-name="Normal">
      <style:paragraph-properties fo:line-height="100%" fo:margin-bottom="0in"/>
      <style:text-properties fo:color="#365F91"/>
    </style:style>
    <style:style style:family="table-cell" style:name="TableCell104">
      <style:table-cell-properties fo:border="none" fo:padding-bottom="0in" fo:padding-left="0.075in" fo:padding-right="0.075in" fo:padding-top="0in" style:writing-mode="lr-tb"/>
    </style:style>
    <style:style style:family="paragraph" style:name="P105" style:parent-style-name="Normal">
      <style:paragraph-properties fo:line-height="100%" fo:margin-bottom="0in"/>
      <style:text-properties fo:color="#365F91"/>
    </style:style>
    <style:style style:family="table-cell" style:name="TableCell106">
      <style:table-cell-properties fo:border="none" fo:padding-bottom="0in" fo:padding-left="0.075in" fo:padding-right="0.075in" fo:padding-top="0in" style:writing-mode="lr-tb"/>
    </style:style>
    <style:style style:family="paragraph" style:name="P107" style:parent-style-name="Normal">
      <style:paragraph-properties fo:line-height="100%" fo:margin-bottom="0in"/>
      <style:text-properties fo:color="#365F91"/>
    </style:style>
    <style:style style:family="table-cell" style:name="TableCell108">
      <style:table-cell-properties fo:border="none" fo:padding-bottom="0in" fo:padding-left="0.075in" fo:padding-right="0.075in" fo:padding-top="0in" style:writing-mode="lr-tb"/>
    </style:style>
    <style:style style:family="paragraph" style:name="P109" style:parent-style-name="Normal">
      <style:paragraph-properties fo:line-height="100%" fo:margin-bottom="0in"/>
      <style:text-properties fo:color="#365F91"/>
    </style:style>
    <style:style style:family="table-cell" style:name="TableCell110">
      <style:table-cell-properties fo:border="none" fo:padding-bottom="0in" fo:padding-left="0.075in" fo:padding-right="0.075in" fo:padding-top="0in" style:writing-mode="lr-tb"/>
    </style:style>
    <style:style style:family="paragraph" style:name="P111" style:parent-style-name="Normal">
      <style:paragraph-properties fo:line-height="100%" fo:margin-bottom="0in"/>
      <style:text-properties fo:color="#365F91"/>
    </style:style>
    <style:style style:family="table-cell" style:name="TableCell112">
      <style:table-cell-properties fo:border="none" fo:padding-bottom="0in" fo:padding-left="0.075in" fo:padding-right="0.075in" fo:padding-top="0in" style:writing-mode="lr-tb"/>
    </style:style>
    <style:style style:family="paragraph" style:name="P113" style:parent-style-name="Normal">
      <style:paragraph-properties fo:line-height="100%" fo:margin-bottom="0in"/>
      <style:text-properties fo:color="#365F91"/>
    </style:style>
    <style:style style:family="table-cell" style:name="TableCell114">
      <style:table-cell-properties fo:border="none" fo:padding-bottom="0in" fo:padding-left="0.075in" fo:padding-right="0.075in" fo:padding-top="0in" style:writing-mode="lr-tb"/>
    </style:style>
    <style:style style:family="paragraph" style:name="P115" style:parent-style-name="Normal">
      <style:paragraph-properties fo:line-height="100%" fo:margin-bottom="0in"/>
      <style:text-properties fo:color="#365F91"/>
    </style:style>
    <style:style style:family="table-cell" style:name="TableCell116">
      <style:table-cell-properties fo:border="none" fo:padding-bottom="0in" fo:padding-left="0.075in" fo:padding-right="0.075in" fo:padding-top="0in" style:writing-mode="lr-tb"/>
    </style:style>
    <style:style style:family="paragraph" style:name="P117" style:parent-style-name="Normal">
      <style:paragraph-properties fo:line-height="100%" fo:margin-bottom="0in"/>
      <style:text-properties fo:color="#365F91"/>
    </style:style>
    <style:style style:family="table-row" style:name="TableRow118">
      <style:table-row-properties/>
    </style:style>
    <style:style style:family="table-cell" style:name="TableCell11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0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12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2" style:parent-style-name="Normal">
      <style:paragraph-properties fo:line-height="100%" fo:margin-bottom="0in"/>
      <style:text-properties fo:color="#365F91"/>
    </style:style>
    <style:style style:family="table-cell" style:name="TableCell12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4" style:parent-style-name="Normal">
      <style:paragraph-properties fo:line-height="100%" fo:margin-bottom="0in"/>
      <style:text-properties fo:color="#365F91"/>
    </style:style>
    <style:style style:family="table-cell" style:name="TableCell12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6" style:parent-style-name="Normal">
      <style:paragraph-properties fo:line-height="100%" fo:margin-bottom="0in"/>
      <style:text-properties fo:color="#365F91"/>
    </style:style>
    <style:style style:family="table-cell" style:name="TableCell12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8" style:parent-style-name="Normal">
      <style:paragraph-properties fo:line-height="100%" fo:margin-bottom="0in"/>
      <style:text-properties fo:color="#365F91"/>
    </style:style>
    <style:style style:family="table-cell" style:name="TableCell12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30" style:parent-style-name="Normal">
      <style:paragraph-properties fo:line-height="100%" fo:margin-bottom="0in"/>
      <style:text-properties fo:color="#365F91"/>
    </style:style>
    <style:style style:family="table-cell" style:name="TableCell13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32" style:parent-style-name="Normal">
      <style:paragraph-properties fo:line-height="100%" fo:margin-bottom="0in"/>
      <style:text-properties fo:color="#365F91"/>
    </style:style>
    <style:style style:family="table-cell" style:name="TableCell13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34" style:parent-style-name="Normal">
      <style:paragraph-properties fo:line-height="100%" fo:margin-bottom="0in"/>
      <style:text-properties fo:color="#365F91"/>
    </style:style>
    <style:style style:family="table-cell" style:name="TableCell13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36" style:parent-style-name="Normal">
      <style:paragraph-properties fo:line-height="100%" fo:margin-bottom="0in"/>
      <style:text-properties fo:color="#365F91"/>
    </style:style>
    <style:style style:family="table-cell" style:name="TableCell13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38" style:parent-style-name="Normal">
      <style:paragraph-properties fo:line-height="100%" fo:margin-bottom="0in"/>
      <style:text-properties fo:color="#365F91"/>
    </style:style>
    <style:style style:family="table-cell" style:name="TableCell13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40" style:parent-style-name="Normal">
      <style:paragraph-properties fo:line-height="100%" fo:margin-bottom="0in"/>
      <style:text-properties fo:color="#365F91"/>
    </style:style>
    <style:style style:family="table-cell" style:name="TableCell14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42" style:parent-style-name="Normal">
      <style:paragraph-properties fo:line-height="100%" fo:margin-bottom="0in"/>
      <style:text-properties fo:color="#365F91"/>
    </style:style>
    <style:style style:family="table-cell" style:name="TableCell14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44" style:parent-style-name="Normal">
      <style:paragraph-properties fo:line-height="100%" fo:margin-bottom="0in"/>
      <style:text-properties fo:color="#365F91"/>
    </style:style>
    <style:style style:family="table-cell" style:name="TableCell14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46" style:parent-style-name="Normal">
      <style:paragraph-properties fo:line-height="100%" fo:margin-bottom="0in"/>
      <style:text-properties fo:color="#365F91"/>
    </style:style>
    <style:style style:family="table-cell" style:name="TableCell14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48" style:parent-style-name="Normal">
      <style:paragraph-properties fo:line-height="100%" fo:margin-bottom="0in"/>
      <style:text-properties fo:color="#365F91"/>
    </style:style>
    <style:style style:family="table-cell" style:name="TableCell14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50" style:parent-style-name="Normal">
      <style:paragraph-properties fo:line-height="100%" fo:margin-bottom="0in"/>
      <style:text-properties fo:color="#365F91"/>
    </style:style>
    <style:style style:family="table-row" style:name="TableRow151">
      <style:table-row-properties/>
    </style:style>
    <style:style style:family="table-cell" style:name="TableCell152">
      <style:table-cell-properties fo:border="none" fo:padding-bottom="0in" fo:padding-left="0.075in" fo:padding-right="0.075in" fo:padding-top="0in" style:writing-mode="lr-tb"/>
    </style:style>
    <style:style style:family="paragraph" style:name="P153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154">
      <style:table-cell-properties fo:border="none" fo:padding-bottom="0in" fo:padding-left="0.075in" fo:padding-right="0.075in" fo:padding-top="0in" style:writing-mode="lr-tb"/>
    </style:style>
    <style:style style:family="paragraph" style:name="P155" style:parent-style-name="Normal">
      <style:paragraph-properties fo:line-height="100%" fo:margin-bottom="0in"/>
      <style:text-properties fo:color="#365F91"/>
    </style:style>
    <style:style style:family="table-cell" style:name="TableCell156">
      <style:table-cell-properties fo:border="none" fo:padding-bottom="0in" fo:padding-left="0.075in" fo:padding-right="0.075in" fo:padding-top="0in" style:writing-mode="lr-tb"/>
    </style:style>
    <style:style style:family="paragraph" style:name="P157" style:parent-style-name="Normal">
      <style:paragraph-properties fo:line-height="100%" fo:margin-bottom="0in"/>
      <style:text-properties fo:color="#365F91"/>
    </style:style>
    <style:style style:family="table-cell" style:name="TableCell158">
      <style:table-cell-properties fo:border="none" fo:padding-bottom="0in" fo:padding-left="0.075in" fo:padding-right="0.075in" fo:padding-top="0in" style:writing-mode="lr-tb"/>
    </style:style>
    <style:style style:family="paragraph" style:name="P159" style:parent-style-name="Normal">
      <style:paragraph-properties fo:line-height="100%" fo:margin-bottom="0in"/>
      <style:text-properties fo:color="#365F91"/>
    </style:style>
    <style:style style:family="table-cell" style:name="TableCell160">
      <style:table-cell-properties fo:border="none" fo:padding-bottom="0in" fo:padding-left="0.075in" fo:padding-right="0.075in" fo:padding-top="0in" style:writing-mode="lr-tb"/>
    </style:style>
    <style:style style:family="paragraph" style:name="P161" style:parent-style-name="Normal">
      <style:paragraph-properties fo:line-height="100%" fo:margin-bottom="0in"/>
      <style:text-properties fo:color="#365F91"/>
    </style:style>
    <style:style style:family="table-cell" style:name="TableCell162">
      <style:table-cell-properties fo:border="none" fo:padding-bottom="0in" fo:padding-left="0.075in" fo:padding-right="0.075in" fo:padding-top="0in" style:writing-mode="lr-tb"/>
    </style:style>
    <style:style style:family="paragraph" style:name="P163" style:parent-style-name="Normal">
      <style:paragraph-properties fo:line-height="100%" fo:margin-bottom="0in"/>
      <style:text-properties fo:color="#365F91"/>
    </style:style>
    <style:style style:family="table-cell" style:name="TableCell164">
      <style:table-cell-properties fo:border="none" fo:padding-bottom="0in" fo:padding-left="0.075in" fo:padding-right="0.075in" fo:padding-top="0in" style:writing-mode="lr-tb"/>
    </style:style>
    <style:style style:family="paragraph" style:name="P165" style:parent-style-name="Normal">
      <style:paragraph-properties fo:line-height="100%" fo:margin-bottom="0in"/>
      <style:text-properties fo:color="#365F91"/>
    </style:style>
    <style:style style:family="table-cell" style:name="TableCell166">
      <style:table-cell-properties fo:border="none" fo:padding-bottom="0in" fo:padding-left="0.075in" fo:padding-right="0.075in" fo:padding-top="0in" style:writing-mode="lr-tb"/>
    </style:style>
    <style:style style:family="paragraph" style:name="P167" style:parent-style-name="Normal">
      <style:paragraph-properties fo:line-height="100%" fo:margin-bottom="0in"/>
      <style:text-properties fo:color="#365F91"/>
    </style:style>
    <style:style style:family="table-cell" style:name="TableCell168">
      <style:table-cell-properties fo:border="none" fo:padding-bottom="0in" fo:padding-left="0.075in" fo:padding-right="0.075in" fo:padding-top="0in" style:writing-mode="lr-tb"/>
    </style:style>
    <style:style style:family="paragraph" style:name="P169" style:parent-style-name="Normal">
      <style:paragraph-properties fo:line-height="100%" fo:margin-bottom="0in"/>
      <style:text-properties fo:color="#365F91"/>
    </style:style>
    <style:style style:family="table-cell" style:name="TableCell170">
      <style:table-cell-properties fo:border="none" fo:padding-bottom="0in" fo:padding-left="0.075in" fo:padding-right="0.075in" fo:padding-top="0in" style:writing-mode="lr-tb"/>
    </style:style>
    <style:style style:family="paragraph" style:name="P171" style:parent-style-name="Normal">
      <style:paragraph-properties fo:line-height="100%" fo:margin-bottom="0in"/>
      <style:text-properties fo:color="#365F91"/>
    </style:style>
    <style:style style:family="table-cell" style:name="TableCell172">
      <style:table-cell-properties fo:border="none" fo:padding-bottom="0in" fo:padding-left="0.075in" fo:padding-right="0.075in" fo:padding-top="0in" style:writing-mode="lr-tb"/>
    </style:style>
    <style:style style:family="paragraph" style:name="P173" style:parent-style-name="Normal">
      <style:paragraph-properties fo:line-height="100%" fo:margin-bottom="0in"/>
      <style:text-properties fo:color="#365F91"/>
    </style:style>
    <style:style style:family="table-cell" style:name="TableCell174">
      <style:table-cell-properties fo:border="none" fo:padding-bottom="0in" fo:padding-left="0.075in" fo:padding-right="0.075in" fo:padding-top="0in" style:writing-mode="lr-tb"/>
    </style:style>
    <style:style style:family="paragraph" style:name="P175" style:parent-style-name="Normal">
      <style:paragraph-properties fo:line-height="100%" fo:margin-bottom="0in"/>
      <style:text-properties fo:color="#365F91"/>
    </style:style>
    <style:style style:family="table-cell" style:name="TableCell176">
      <style:table-cell-properties fo:border="none" fo:padding-bottom="0in" fo:padding-left="0.075in" fo:padding-right="0.075in" fo:padding-top="0in" style:writing-mode="lr-tb"/>
    </style:style>
    <style:style style:family="paragraph" style:name="P177" style:parent-style-name="Normal">
      <style:paragraph-properties fo:line-height="100%" fo:margin-bottom="0in"/>
      <style:text-properties fo:color="#365F91"/>
    </style:style>
    <style:style style:family="table-cell" style:name="TableCell178">
      <style:table-cell-properties fo:border="none" fo:padding-bottom="0in" fo:padding-left="0.075in" fo:padding-right="0.075in" fo:padding-top="0in" style:writing-mode="lr-tb"/>
    </style:style>
    <style:style style:family="paragraph" style:name="P179" style:parent-style-name="Normal">
      <style:paragraph-properties fo:line-height="100%" fo:margin-bottom="0in"/>
      <style:text-properties fo:color="#365F91"/>
    </style:style>
    <style:style style:family="table-cell" style:name="TableCell180">
      <style:table-cell-properties fo:border="none" fo:padding-bottom="0in" fo:padding-left="0.075in" fo:padding-right="0.075in" fo:padding-top="0in" style:writing-mode="lr-tb"/>
    </style:style>
    <style:style style:family="paragraph" style:name="P181" style:parent-style-name="Normal">
      <style:paragraph-properties fo:line-height="100%" fo:margin-bottom="0in"/>
      <style:text-properties fo:color="#365F91"/>
    </style:style>
    <style:style style:family="table-cell" style:name="TableCell182">
      <style:table-cell-properties fo:border="none" fo:padding-bottom="0in" fo:padding-left="0.075in" fo:padding-right="0.075in" fo:padding-top="0in" style:writing-mode="lr-tb"/>
    </style:style>
    <style:style style:family="paragraph" style:name="P183" style:parent-style-name="Normal">
      <style:paragraph-properties fo:line-height="100%" fo:margin-bottom="0in"/>
      <style:text-properties fo:color="#365F91"/>
    </style:style>
    <style:style style:family="table-row" style:name="TableRow184">
      <style:table-row-properties/>
    </style:style>
    <style:style style:family="table-cell" style:name="TableCell18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86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18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88" style:parent-style-name="Normal">
      <style:paragraph-properties fo:line-height="100%" fo:margin-bottom="0in"/>
      <style:text-properties fo:color="#365F91"/>
    </style:style>
    <style:style style:family="table-cell" style:name="TableCell18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90" style:parent-style-name="Normal">
      <style:paragraph-properties fo:line-height="100%" fo:margin-bottom="0in"/>
      <style:text-properties fo:color="#365F91"/>
    </style:style>
    <style:style style:family="table-cell" style:name="TableCell19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92" style:parent-style-name="Normal">
      <style:paragraph-properties fo:line-height="100%" fo:margin-bottom="0in"/>
      <style:text-properties fo:color="#365F91"/>
    </style:style>
    <style:style style:family="table-cell" style:name="TableCell19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94" style:parent-style-name="Normal">
      <style:paragraph-properties fo:line-height="100%" fo:margin-bottom="0in"/>
      <style:text-properties fo:color="#365F91"/>
    </style:style>
    <style:style style:family="table-cell" style:name="TableCell19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96" style:parent-style-name="Normal">
      <style:paragraph-properties fo:line-height="100%" fo:margin-bottom="0in"/>
      <style:text-properties fo:color="#365F91"/>
    </style:style>
    <style:style style:family="table-cell" style:name="TableCell19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98" style:parent-style-name="Normal">
      <style:paragraph-properties fo:line-height="100%" fo:margin-bottom="0in"/>
      <style:text-properties fo:color="#365F91"/>
    </style:style>
    <style:style style:family="table-cell" style:name="TableCell19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00" style:parent-style-name="Normal">
      <style:paragraph-properties fo:line-height="100%" fo:margin-bottom="0in"/>
      <style:text-properties fo:color="#365F91"/>
    </style:style>
    <style:style style:family="table-cell" style:name="TableCell20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02" style:parent-style-name="Normal">
      <style:paragraph-properties fo:line-height="100%" fo:margin-bottom="0in"/>
      <style:text-properties fo:color="#365F91"/>
    </style:style>
    <style:style style:family="table-cell" style:name="TableCell20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04" style:parent-style-name="Normal">
      <style:paragraph-properties fo:line-height="100%" fo:margin-bottom="0in"/>
      <style:text-properties fo:color="#365F91"/>
    </style:style>
    <style:style style:family="table-cell" style:name="TableCell20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06" style:parent-style-name="Normal">
      <style:paragraph-properties fo:line-height="100%" fo:margin-bottom="0in"/>
      <style:text-properties fo:color="#365F91"/>
    </style:style>
    <style:style style:family="table-cell" style:name="TableCell20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08" style:parent-style-name="Normal">
      <style:paragraph-properties fo:line-height="100%" fo:margin-bottom="0in"/>
      <style:text-properties fo:color="#365F91"/>
    </style:style>
    <style:style style:family="table-cell" style:name="TableCell20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10" style:parent-style-name="Normal">
      <style:paragraph-properties fo:line-height="100%" fo:margin-bottom="0in"/>
      <style:text-properties fo:color="#365F91"/>
    </style:style>
    <style:style style:family="table-cell" style:name="TableCell21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12" style:parent-style-name="Normal">
      <style:paragraph-properties fo:line-height="100%" fo:margin-bottom="0in"/>
      <style:text-properties fo:color="#365F91"/>
    </style:style>
    <style:style style:family="table-cell" style:name="TableCell21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14" style:parent-style-name="Normal">
      <style:paragraph-properties fo:line-height="100%" fo:margin-bottom="0in"/>
      <style:text-properties fo:color="#365F91"/>
    </style:style>
    <style:style style:family="table-cell" style:name="TableCell21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16" style:parent-style-name="Normal">
      <style:paragraph-properties fo:line-height="100%" fo:margin-bottom="0in"/>
      <style:text-properties fo:color="#365F91"/>
    </style:style>
    <style:style style:family="table-row" style:name="TableRow217">
      <style:table-row-properties/>
    </style:style>
    <style:style style:family="table-cell" style:name="TableCell218">
      <style:table-cell-properties fo:border="none" fo:padding-bottom="0in" fo:padding-left="0.075in" fo:padding-right="0.075in" fo:padding-top="0in" style:writing-mode="lr-tb"/>
    </style:style>
    <style:style style:family="paragraph" style:name="P219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220">
      <style:table-cell-properties fo:border="none" fo:padding-bottom="0in" fo:padding-left="0.075in" fo:padding-right="0.075in" fo:padding-top="0in" style:writing-mode="lr-tb"/>
    </style:style>
    <style:style style:family="paragraph" style:name="P221" style:parent-style-name="Normal">
      <style:paragraph-properties fo:line-height="100%" fo:margin-bottom="0in"/>
      <style:text-properties fo:color="#365F91"/>
    </style:style>
    <style:style style:family="table-cell" style:name="TableCell222">
      <style:table-cell-properties fo:border="none" fo:padding-bottom="0in" fo:padding-left="0.075in" fo:padding-right="0.075in" fo:padding-top="0in" style:writing-mode="lr-tb"/>
    </style:style>
    <style:style style:family="paragraph" style:name="P223" style:parent-style-name="Normal">
      <style:paragraph-properties fo:line-height="100%" fo:margin-bottom="0in"/>
      <style:text-properties fo:color="#365F91"/>
    </style:style>
    <style:style style:family="table-cell" style:name="TableCell224">
      <style:table-cell-properties fo:border="none" fo:padding-bottom="0in" fo:padding-left="0.075in" fo:padding-right="0.075in" fo:padding-top="0in" style:writing-mode="lr-tb"/>
    </style:style>
    <style:style style:family="paragraph" style:name="P225" style:parent-style-name="Normal">
      <style:paragraph-properties fo:line-height="100%" fo:margin-bottom="0in"/>
      <style:text-properties fo:color="#365F91"/>
    </style:style>
    <style:style style:family="table-cell" style:name="TableCell226">
      <style:table-cell-properties fo:border="none" fo:padding-bottom="0in" fo:padding-left="0.075in" fo:padding-right="0.075in" fo:padding-top="0in" style:writing-mode="lr-tb"/>
    </style:style>
    <style:style style:family="paragraph" style:name="P227" style:parent-style-name="Normal">
      <style:paragraph-properties fo:line-height="100%" fo:margin-bottom="0in"/>
      <style:text-properties fo:color="#365F91"/>
    </style:style>
    <style:style style:family="table-cell" style:name="TableCell228">
      <style:table-cell-properties fo:border="none" fo:padding-bottom="0in" fo:padding-left="0.075in" fo:padding-right="0.075in" fo:padding-top="0in" style:writing-mode="lr-tb"/>
    </style:style>
    <style:style style:family="paragraph" style:name="P229" style:parent-style-name="Normal">
      <style:paragraph-properties fo:line-height="100%" fo:margin-bottom="0in"/>
      <style:text-properties fo:color="#365F91"/>
    </style:style>
    <style:style style:family="table-cell" style:name="TableCell230">
      <style:table-cell-properties fo:border="none" fo:padding-bottom="0in" fo:padding-left="0.075in" fo:padding-right="0.075in" fo:padding-top="0in" style:writing-mode="lr-tb"/>
    </style:style>
    <style:style style:family="paragraph" style:name="P231" style:parent-style-name="Normal">
      <style:paragraph-properties fo:line-height="100%" fo:margin-bottom="0in"/>
      <style:text-properties fo:color="#365F91"/>
    </style:style>
    <style:style style:family="table-cell" style:name="TableCell232">
      <style:table-cell-properties fo:border="none" fo:padding-bottom="0in" fo:padding-left="0.075in" fo:padding-right="0.075in" fo:padding-top="0in" style:writing-mode="lr-tb"/>
    </style:style>
    <style:style style:family="paragraph" style:name="P233" style:parent-style-name="Normal">
      <style:paragraph-properties fo:line-height="100%" fo:margin-bottom="0in"/>
      <style:text-properties fo:color="#365F91"/>
    </style:style>
    <style:style style:family="table-cell" style:name="TableCell234">
      <style:table-cell-properties fo:border="none" fo:padding-bottom="0in" fo:padding-left="0.075in" fo:padding-right="0.075in" fo:padding-top="0in" style:writing-mode="lr-tb"/>
    </style:style>
    <style:style style:family="paragraph" style:name="P235" style:parent-style-name="Normal">
      <style:paragraph-properties fo:line-height="100%" fo:margin-bottom="0in"/>
      <style:text-properties fo:color="#365F91"/>
    </style:style>
    <style:style style:family="table-cell" style:name="TableCell236">
      <style:table-cell-properties fo:border="none" fo:padding-bottom="0in" fo:padding-left="0.075in" fo:padding-right="0.075in" fo:padding-top="0in" style:writing-mode="lr-tb"/>
    </style:style>
    <style:style style:family="paragraph" style:name="P237" style:parent-style-name="Normal">
      <style:paragraph-properties fo:line-height="100%" fo:margin-bottom="0in"/>
      <style:text-properties fo:color="#365F91"/>
    </style:style>
    <style:style style:family="table-cell" style:name="TableCell238">
      <style:table-cell-properties fo:border="none" fo:padding-bottom="0in" fo:padding-left="0.075in" fo:padding-right="0.075in" fo:padding-top="0in" style:writing-mode="lr-tb"/>
    </style:style>
    <style:style style:family="paragraph" style:name="P239" style:parent-style-name="Normal">
      <style:paragraph-properties fo:line-height="100%" fo:margin-bottom="0in"/>
      <style:text-properties fo:color="#365F91"/>
    </style:style>
    <style:style style:family="table-cell" style:name="TableCell240">
      <style:table-cell-properties fo:border="none" fo:padding-bottom="0in" fo:padding-left="0.075in" fo:padding-right="0.075in" fo:padding-top="0in" style:writing-mode="lr-tb"/>
    </style:style>
    <style:style style:family="paragraph" style:name="P241" style:parent-style-name="Normal">
      <style:paragraph-properties fo:line-height="100%" fo:margin-bottom="0in"/>
      <style:text-properties fo:color="#365F91"/>
    </style:style>
    <style:style style:family="table-cell" style:name="TableCell242">
      <style:table-cell-properties fo:border="none" fo:padding-bottom="0in" fo:padding-left="0.075in" fo:padding-right="0.075in" fo:padding-top="0in" style:writing-mode="lr-tb"/>
    </style:style>
    <style:style style:family="paragraph" style:name="P243" style:parent-style-name="Normal">
      <style:paragraph-properties fo:line-height="100%" fo:margin-bottom="0in"/>
      <style:text-properties fo:color="#365F91"/>
    </style:style>
    <style:style style:family="table-cell" style:name="TableCell244">
      <style:table-cell-properties fo:border="none" fo:padding-bottom="0in" fo:padding-left="0.075in" fo:padding-right="0.075in" fo:padding-top="0in" style:writing-mode="lr-tb"/>
    </style:style>
    <style:style style:family="paragraph" style:name="P245" style:parent-style-name="Normal">
      <style:paragraph-properties fo:line-height="100%" fo:margin-bottom="0in"/>
      <style:text-properties fo:color="#365F91"/>
    </style:style>
    <style:style style:family="table-cell" style:name="TableCell246">
      <style:table-cell-properties fo:border="none" fo:padding-bottom="0in" fo:padding-left="0.075in" fo:padding-right="0.075in" fo:padding-top="0in" style:writing-mode="lr-tb"/>
    </style:style>
    <style:style style:family="paragraph" style:name="P247" style:parent-style-name="Normal">
      <style:paragraph-properties fo:line-height="100%" fo:margin-bottom="0in"/>
      <style:text-properties fo:color="#365F91"/>
    </style:style>
    <style:style style:family="table-cell" style:name="TableCell248">
      <style:table-cell-properties fo:border="none" fo:padding-bottom="0in" fo:padding-left="0.075in" fo:padding-right="0.075in" fo:padding-top="0in" style:writing-mode="lr-tb"/>
    </style:style>
    <style:style style:family="paragraph" style:name="P249" style:parent-style-name="Normal">
      <style:paragraph-properties fo:line-height="100%" fo:margin-bottom="0in"/>
      <style:text-properties fo:color="#365F91"/>
    </style:style>
    <style:style style:family="table-row" style:name="TableRow250">
      <style:table-row-properties/>
    </style:style>
    <style:style style:family="table-cell" style:name="TableCell25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52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25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54" style:parent-style-name="Normal">
      <style:paragraph-properties fo:line-height="100%" fo:margin-bottom="0in"/>
      <style:text-properties fo:color="#365F91"/>
    </style:style>
    <style:style style:family="table-cell" style:name="TableCell25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56" style:parent-style-name="Normal">
      <style:paragraph-properties fo:line-height="100%" fo:margin-bottom="0in"/>
      <style:text-properties fo:color="#365F91"/>
    </style:style>
    <style:style style:family="table-cell" style:name="TableCell25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58" style:parent-style-name="Normal">
      <style:paragraph-properties fo:line-height="100%" fo:margin-bottom="0in"/>
      <style:text-properties fo:color="#365F91"/>
    </style:style>
    <style:style style:family="table-cell" style:name="TableCell25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60" style:parent-style-name="Normal">
      <style:paragraph-properties fo:line-height="100%" fo:margin-bottom="0in"/>
      <style:text-properties fo:color="#365F91"/>
    </style:style>
    <style:style style:family="table-cell" style:name="TableCell26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62" style:parent-style-name="Normal">
      <style:paragraph-properties fo:line-height="100%" fo:margin-bottom="0in"/>
      <style:text-properties fo:color="#365F91"/>
    </style:style>
    <style:style style:family="table-cell" style:name="TableCell26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64" style:parent-style-name="Normal">
      <style:paragraph-properties fo:line-height="100%" fo:margin-bottom="0in"/>
      <style:text-properties fo:color="#365F91"/>
    </style:style>
    <style:style style:family="table-cell" style:name="TableCell26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66" style:parent-style-name="Normal">
      <style:paragraph-properties fo:line-height="100%" fo:margin-bottom="0in"/>
      <style:text-properties fo:color="#365F91"/>
    </style:style>
    <style:style style:family="table-cell" style:name="TableCell26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68" style:parent-style-name="Normal">
      <style:paragraph-properties fo:line-height="100%" fo:margin-bottom="0in"/>
      <style:text-properties fo:color="#365F91"/>
    </style:style>
    <style:style style:family="table-cell" style:name="TableCell26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70" style:parent-style-name="Normal">
      <style:paragraph-properties fo:line-height="100%" fo:margin-bottom="0in"/>
      <style:text-properties fo:color="#365F91"/>
    </style:style>
    <style:style style:family="table-cell" style:name="TableCell27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72" style:parent-style-name="Normal">
      <style:paragraph-properties fo:line-height="100%" fo:margin-bottom="0in"/>
      <style:text-properties fo:color="#365F91"/>
    </style:style>
    <style:style style:family="table-cell" style:name="TableCell27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74" style:parent-style-name="Normal">
      <style:paragraph-properties fo:line-height="100%" fo:margin-bottom="0in"/>
      <style:text-properties fo:color="#365F91"/>
    </style:style>
    <style:style style:family="table-cell" style:name="TableCell27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76" style:parent-style-name="Normal">
      <style:paragraph-properties fo:line-height="100%" fo:margin-bottom="0in"/>
      <style:text-properties fo:color="#365F91"/>
    </style:style>
    <style:style style:family="table-cell" style:name="TableCell27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78" style:parent-style-name="Normal">
      <style:paragraph-properties fo:line-height="100%" fo:margin-bottom="0in"/>
      <style:text-properties fo:color="#365F91"/>
    </style:style>
    <style:style style:family="table-cell" style:name="TableCell27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80" style:parent-style-name="Normal">
      <style:paragraph-properties fo:line-height="100%" fo:margin-bottom="0in"/>
      <style:text-properties fo:color="#365F91"/>
    </style:style>
    <style:style style:family="table-cell" style:name="TableCell28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282" style:parent-style-name="Normal">
      <style:paragraph-properties fo:line-height="100%" fo:margin-bottom="0in"/>
      <style:text-properties fo:color="#365F91"/>
    </style:style>
    <style:style style:family="table-row" style:name="TableRow283">
      <style:table-row-properties/>
    </style:style>
    <style:style style:family="table-cell" style:name="TableCell284">
      <style:table-cell-properties fo:border="none" fo:padding-bottom="0in" fo:padding-left="0.075in" fo:padding-right="0.075in" fo:padding-top="0in" style:writing-mode="lr-tb"/>
    </style:style>
    <style:style style:family="paragraph" style:name="P285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286">
      <style:table-cell-properties fo:border="none" fo:padding-bottom="0in" fo:padding-left="0.075in" fo:padding-right="0.075in" fo:padding-top="0in" style:writing-mode="lr-tb"/>
    </style:style>
    <style:style style:family="paragraph" style:name="P287" style:parent-style-name="Normal">
      <style:paragraph-properties fo:line-height="100%" fo:margin-bottom="0in"/>
      <style:text-properties fo:color="#365F91"/>
    </style:style>
    <style:style style:family="table-cell" style:name="TableCell288">
      <style:table-cell-properties fo:border="none" fo:padding-bottom="0in" fo:padding-left="0.075in" fo:padding-right="0.075in" fo:padding-top="0in" style:writing-mode="lr-tb"/>
    </style:style>
    <style:style style:family="paragraph" style:name="P289" style:parent-style-name="Normal">
      <style:paragraph-properties fo:line-height="100%" fo:margin-bottom="0in"/>
      <style:text-properties fo:color="#365F91"/>
    </style:style>
    <style:style style:family="table-cell" style:name="TableCell290">
      <style:table-cell-properties fo:border="none" fo:padding-bottom="0in" fo:padding-left="0.075in" fo:padding-right="0.075in" fo:padding-top="0in" style:writing-mode="lr-tb"/>
    </style:style>
    <style:style style:family="paragraph" style:name="P291" style:parent-style-name="Normal">
      <style:paragraph-properties fo:line-height="100%" fo:margin-bottom="0in"/>
      <style:text-properties fo:color="#365F91"/>
    </style:style>
    <style:style style:family="table-cell" style:name="TableCell292">
      <style:table-cell-properties fo:border="none" fo:padding-bottom="0in" fo:padding-left="0.075in" fo:padding-right="0.075in" fo:padding-top="0in" style:writing-mode="lr-tb"/>
    </style:style>
    <style:style style:family="paragraph" style:name="P293" style:parent-style-name="Normal">
      <style:paragraph-properties fo:line-height="100%" fo:margin-bottom="0in"/>
      <style:text-properties fo:color="#365F91"/>
    </style:style>
    <style:style style:family="table-cell" style:name="TableCell294">
      <style:table-cell-properties fo:border="none" fo:padding-bottom="0in" fo:padding-left="0.075in" fo:padding-right="0.075in" fo:padding-top="0in" style:writing-mode="lr-tb"/>
    </style:style>
    <style:style style:family="paragraph" style:name="P295" style:parent-style-name="Normal">
      <style:paragraph-properties fo:line-height="100%" fo:margin-bottom="0in"/>
      <style:text-properties fo:color="#365F91"/>
    </style:style>
    <style:style style:family="table-cell" style:name="TableCell296">
      <style:table-cell-properties fo:border="none" fo:padding-bottom="0in" fo:padding-left="0.075in" fo:padding-right="0.075in" fo:padding-top="0in" style:writing-mode="lr-tb"/>
    </style:style>
    <style:style style:family="paragraph" style:name="P297" style:parent-style-name="Normal">
      <style:paragraph-properties fo:line-height="100%" fo:margin-bottom="0in"/>
      <style:text-properties fo:color="#365F91"/>
    </style:style>
    <style:style style:family="table-cell" style:name="TableCell298">
      <style:table-cell-properties fo:border="none" fo:padding-bottom="0in" fo:padding-left="0.075in" fo:padding-right="0.075in" fo:padding-top="0in" style:writing-mode="lr-tb"/>
    </style:style>
    <style:style style:family="paragraph" style:name="P299" style:parent-style-name="Normal">
      <style:paragraph-properties fo:line-height="100%" fo:margin-bottom="0in"/>
      <style:text-properties fo:color="#365F91"/>
    </style:style>
    <style:style style:family="table-cell" style:name="TableCell300">
      <style:table-cell-properties fo:border="none" fo:padding-bottom="0in" fo:padding-left="0.075in" fo:padding-right="0.075in" fo:padding-top="0in" style:writing-mode="lr-tb"/>
    </style:style>
    <style:style style:family="paragraph" style:name="P301" style:parent-style-name="Normal">
      <style:paragraph-properties fo:line-height="100%" fo:margin-bottom="0in"/>
      <style:text-properties fo:color="#365F91"/>
    </style:style>
    <style:style style:family="table-cell" style:name="TableCell302">
      <style:table-cell-properties fo:border="none" fo:padding-bottom="0in" fo:padding-left="0.075in" fo:padding-right="0.075in" fo:padding-top="0in" style:writing-mode="lr-tb"/>
    </style:style>
    <style:style style:family="paragraph" style:name="P303" style:parent-style-name="Normal">
      <style:paragraph-properties fo:line-height="100%" fo:margin-bottom="0in"/>
      <style:text-properties fo:color="#365F91"/>
    </style:style>
    <style:style style:family="table-cell" style:name="TableCell304">
      <style:table-cell-properties fo:border="none" fo:padding-bottom="0in" fo:padding-left="0.075in" fo:padding-right="0.075in" fo:padding-top="0in" style:writing-mode="lr-tb"/>
    </style:style>
    <style:style style:family="paragraph" style:name="P305" style:parent-style-name="Normal">
      <style:paragraph-properties fo:line-height="100%" fo:margin-bottom="0in"/>
      <style:text-properties fo:color="#365F91"/>
    </style:style>
    <style:style style:family="table-cell" style:name="TableCell306">
      <style:table-cell-properties fo:border="none" fo:padding-bottom="0in" fo:padding-left="0.075in" fo:padding-right="0.075in" fo:padding-top="0in" style:writing-mode="lr-tb"/>
    </style:style>
    <style:style style:family="paragraph" style:name="P307" style:parent-style-name="Normal">
      <style:paragraph-properties fo:line-height="100%" fo:margin-bottom="0in"/>
      <style:text-properties fo:color="#365F91"/>
    </style:style>
    <style:style style:family="table-cell" style:name="TableCell308">
      <style:table-cell-properties fo:border="none" fo:padding-bottom="0in" fo:padding-left="0.075in" fo:padding-right="0.075in" fo:padding-top="0in" style:writing-mode="lr-tb"/>
    </style:style>
    <style:style style:family="paragraph" style:name="P309" style:parent-style-name="Normal">
      <style:paragraph-properties fo:line-height="100%" fo:margin-bottom="0in"/>
      <style:text-properties fo:color="#365F91"/>
    </style:style>
    <style:style style:family="table-cell" style:name="TableCell310">
      <style:table-cell-properties fo:border="none" fo:padding-bottom="0in" fo:padding-left="0.075in" fo:padding-right="0.075in" fo:padding-top="0in" style:writing-mode="lr-tb"/>
    </style:style>
    <style:style style:family="paragraph" style:name="P311" style:parent-style-name="Normal">
      <style:paragraph-properties fo:line-height="100%" fo:margin-bottom="0in"/>
      <style:text-properties fo:color="#365F91"/>
    </style:style>
    <style:style style:family="table-cell" style:name="TableCell312">
      <style:table-cell-properties fo:border="none" fo:padding-bottom="0in" fo:padding-left="0.075in" fo:padding-right="0.075in" fo:padding-top="0in" style:writing-mode="lr-tb"/>
    </style:style>
    <style:style style:family="paragraph" style:name="P313" style:parent-style-name="Normal">
      <style:paragraph-properties fo:line-height="100%" fo:margin-bottom="0in"/>
      <style:text-properties fo:color="#365F91"/>
    </style:style>
    <style:style style:family="table-cell" style:name="TableCell314">
      <style:table-cell-properties fo:border="none" fo:padding-bottom="0in" fo:padding-left="0.075in" fo:padding-right="0.075in" fo:padding-top="0in" style:writing-mode="lr-tb"/>
    </style:style>
    <style:style style:family="paragraph" style:name="P315" style:parent-style-name="Normal">
      <style:paragraph-properties fo:line-height="100%" fo:margin-bottom="0in"/>
      <style:text-properties fo:color="#365F91"/>
    </style:style>
    <style:style style:family="table-row" style:name="TableRow316">
      <style:table-row-properties/>
    </style:style>
    <style:style style:family="table-cell" style:name="TableCell31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18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31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20" style:parent-style-name="Normal">
      <style:paragraph-properties fo:line-height="100%" fo:margin-bottom="0in"/>
      <style:text-properties fo:color="#365F91"/>
    </style:style>
    <style:style style:family="table-cell" style:name="TableCell32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22" style:parent-style-name="Normal">
      <style:paragraph-properties fo:line-height="100%" fo:margin-bottom="0in"/>
      <style:text-properties fo:color="#365F91"/>
    </style:style>
    <style:style style:family="table-cell" style:name="TableCell32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24" style:parent-style-name="Normal">
      <style:paragraph-properties fo:line-height="100%" fo:margin-bottom="0in"/>
      <style:text-properties fo:color="#365F91"/>
    </style:style>
    <style:style style:family="table-cell" style:name="TableCell32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26" style:parent-style-name="Normal">
      <style:paragraph-properties fo:line-height="100%" fo:margin-bottom="0in"/>
      <style:text-properties fo:color="#365F91"/>
    </style:style>
    <style:style style:family="table-cell" style:name="TableCell32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28" style:parent-style-name="Normal">
      <style:paragraph-properties fo:line-height="100%" fo:margin-bottom="0in"/>
      <style:text-properties fo:color="#365F91"/>
    </style:style>
    <style:style style:family="table-cell" style:name="TableCell32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30" style:parent-style-name="Normal">
      <style:paragraph-properties fo:line-height="100%" fo:margin-bottom="0in"/>
      <style:text-properties fo:color="#365F91"/>
    </style:style>
    <style:style style:family="table-cell" style:name="TableCell33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32" style:parent-style-name="Normal">
      <style:paragraph-properties fo:line-height="100%" fo:margin-bottom="0in"/>
      <style:text-properties fo:color="#365F91"/>
    </style:style>
    <style:style style:family="table-cell" style:name="TableCell33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34" style:parent-style-name="Normal">
      <style:paragraph-properties fo:line-height="100%" fo:margin-bottom="0in"/>
      <style:text-properties fo:color="#365F91"/>
    </style:style>
    <style:style style:family="table-cell" style:name="TableCell33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36" style:parent-style-name="Normal">
      <style:paragraph-properties fo:line-height="100%" fo:margin-bottom="0in"/>
      <style:text-properties fo:color="#365F91"/>
    </style:style>
    <style:style style:family="table-cell" style:name="TableCell33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38" style:parent-style-name="Normal">
      <style:paragraph-properties fo:line-height="100%" fo:margin-bottom="0in"/>
      <style:text-properties fo:color="#365F91"/>
    </style:style>
    <style:style style:family="table-cell" style:name="TableCell33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40" style:parent-style-name="Normal">
      <style:paragraph-properties fo:line-height="100%" fo:margin-bottom="0in"/>
      <style:text-properties fo:color="#365F91"/>
    </style:style>
    <style:style style:family="table-cell" style:name="TableCell34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42" style:parent-style-name="Normal">
      <style:paragraph-properties fo:line-height="100%" fo:margin-bottom="0in"/>
      <style:text-properties fo:color="#365F91"/>
    </style:style>
    <style:style style:family="table-cell" style:name="TableCell34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44" style:parent-style-name="Normal">
      <style:paragraph-properties fo:line-height="100%" fo:margin-bottom="0in"/>
      <style:text-properties fo:color="#365F91"/>
    </style:style>
    <style:style style:family="table-cell" style:name="TableCell34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46" style:parent-style-name="Normal">
      <style:paragraph-properties fo:line-height="100%" fo:margin-bottom="0in"/>
      <style:text-properties fo:color="#365F91"/>
    </style:style>
    <style:style style:family="table-cell" style:name="TableCell34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48" style:parent-style-name="Normal">
      <style:paragraph-properties fo:line-height="100%" fo:margin-bottom="0in"/>
      <style:text-properties fo:color="#365F91"/>
    </style:style>
    <style:style style:family="table-row" style:name="TableRow349">
      <style:table-row-properties/>
    </style:style>
    <style:style style:family="table-cell" style:name="TableCell350">
      <style:table-cell-properties fo:border="none" fo:padding-bottom="0in" fo:padding-left="0.075in" fo:padding-right="0.075in" fo:padding-top="0in" style:writing-mode="lr-tb"/>
    </style:style>
    <style:style style:family="paragraph" style:name="P351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352">
      <style:table-cell-properties fo:border="none" fo:padding-bottom="0in" fo:padding-left="0.075in" fo:padding-right="0.075in" fo:padding-top="0in" style:writing-mode="lr-tb"/>
    </style:style>
    <style:style style:family="paragraph" style:name="P353" style:parent-style-name="Normal">
      <style:paragraph-properties fo:line-height="100%" fo:margin-bottom="0in"/>
      <style:text-properties fo:color="#365F91"/>
    </style:style>
    <style:style style:family="table-cell" style:name="TableCell354">
      <style:table-cell-properties fo:border="none" fo:padding-bottom="0in" fo:padding-left="0.075in" fo:padding-right="0.075in" fo:padding-top="0in" style:writing-mode="lr-tb"/>
    </style:style>
    <style:style style:family="paragraph" style:name="P355" style:parent-style-name="Normal">
      <style:paragraph-properties fo:line-height="100%" fo:margin-bottom="0in"/>
      <style:text-properties fo:color="#365F91"/>
    </style:style>
    <style:style style:family="table-cell" style:name="TableCell356">
      <style:table-cell-properties fo:border="none" fo:padding-bottom="0in" fo:padding-left="0.075in" fo:padding-right="0.075in" fo:padding-top="0in" style:writing-mode="lr-tb"/>
    </style:style>
    <style:style style:family="paragraph" style:name="P357" style:parent-style-name="Normal">
      <style:paragraph-properties fo:line-height="100%" fo:margin-bottom="0in"/>
      <style:text-properties fo:color="#365F91"/>
    </style:style>
    <style:style style:family="table-cell" style:name="TableCell358">
      <style:table-cell-properties fo:border="none" fo:padding-bottom="0in" fo:padding-left="0.075in" fo:padding-right="0.075in" fo:padding-top="0in" style:writing-mode="lr-tb"/>
    </style:style>
    <style:style style:family="paragraph" style:name="P359" style:parent-style-name="Normal">
      <style:paragraph-properties fo:line-height="100%" fo:margin-bottom="0in"/>
      <style:text-properties fo:color="#365F91"/>
    </style:style>
    <style:style style:family="table-cell" style:name="TableCell360">
      <style:table-cell-properties fo:border="none" fo:padding-bottom="0in" fo:padding-left="0.075in" fo:padding-right="0.075in" fo:padding-top="0in" style:writing-mode="lr-tb"/>
    </style:style>
    <style:style style:family="paragraph" style:name="P361" style:parent-style-name="Normal">
      <style:paragraph-properties fo:line-height="100%" fo:margin-bottom="0in"/>
      <style:text-properties fo:color="#365F91"/>
    </style:style>
    <style:style style:family="table-cell" style:name="TableCell362">
      <style:table-cell-properties fo:border="none" fo:padding-bottom="0in" fo:padding-left="0.075in" fo:padding-right="0.075in" fo:padding-top="0in" style:writing-mode="lr-tb"/>
    </style:style>
    <style:style style:family="paragraph" style:name="P363" style:parent-style-name="Normal">
      <style:paragraph-properties fo:line-height="100%" fo:margin-bottom="0in"/>
      <style:text-properties fo:color="#365F91"/>
    </style:style>
    <style:style style:family="table-cell" style:name="TableCell364">
      <style:table-cell-properties fo:border="none" fo:padding-bottom="0in" fo:padding-left="0.075in" fo:padding-right="0.075in" fo:padding-top="0in" style:writing-mode="lr-tb"/>
    </style:style>
    <style:style style:family="paragraph" style:name="P365" style:parent-style-name="Normal">
      <style:paragraph-properties fo:line-height="100%" fo:margin-bottom="0in"/>
      <style:text-properties fo:color="#365F91"/>
    </style:style>
    <style:style style:family="table-cell" style:name="TableCell366">
      <style:table-cell-properties fo:border="none" fo:padding-bottom="0in" fo:padding-left="0.075in" fo:padding-right="0.075in" fo:padding-top="0in" style:writing-mode="lr-tb"/>
    </style:style>
    <style:style style:family="paragraph" style:name="P367" style:parent-style-name="Normal">
      <style:paragraph-properties fo:line-height="100%" fo:margin-bottom="0in"/>
      <style:text-properties fo:color="#365F91"/>
    </style:style>
    <style:style style:family="table-cell" style:name="TableCell368">
      <style:table-cell-properties fo:border="none" fo:padding-bottom="0in" fo:padding-left="0.075in" fo:padding-right="0.075in" fo:padding-top="0in" style:writing-mode="lr-tb"/>
    </style:style>
    <style:style style:family="paragraph" style:name="P369" style:parent-style-name="Normal">
      <style:paragraph-properties fo:line-height="100%" fo:margin-bottom="0in"/>
      <style:text-properties fo:color="#365F91"/>
    </style:style>
    <style:style style:family="table-cell" style:name="TableCell370">
      <style:table-cell-properties fo:border="none" fo:padding-bottom="0in" fo:padding-left="0.075in" fo:padding-right="0.075in" fo:padding-top="0in" style:writing-mode="lr-tb"/>
    </style:style>
    <style:style style:family="paragraph" style:name="P371" style:parent-style-name="Normal">
      <style:paragraph-properties fo:line-height="100%" fo:margin-bottom="0in"/>
      <style:text-properties fo:color="#365F91"/>
    </style:style>
    <style:style style:family="table-cell" style:name="TableCell372">
      <style:table-cell-properties fo:border="none" fo:padding-bottom="0in" fo:padding-left="0.075in" fo:padding-right="0.075in" fo:padding-top="0in" style:writing-mode="lr-tb"/>
    </style:style>
    <style:style style:family="paragraph" style:name="P373" style:parent-style-name="Normal">
      <style:paragraph-properties fo:line-height="100%" fo:margin-bottom="0in"/>
      <style:text-properties fo:color="#365F91"/>
    </style:style>
    <style:style style:family="table-cell" style:name="TableCell374">
      <style:table-cell-properties fo:border="none" fo:padding-bottom="0in" fo:padding-left="0.075in" fo:padding-right="0.075in" fo:padding-top="0in" style:writing-mode="lr-tb"/>
    </style:style>
    <style:style style:family="paragraph" style:name="P375" style:parent-style-name="Normal">
      <style:paragraph-properties fo:line-height="100%" fo:margin-bottom="0in"/>
      <style:text-properties fo:color="#365F91"/>
    </style:style>
    <style:style style:family="table-cell" style:name="TableCell376">
      <style:table-cell-properties fo:border="none" fo:padding-bottom="0in" fo:padding-left="0.075in" fo:padding-right="0.075in" fo:padding-top="0in" style:writing-mode="lr-tb"/>
    </style:style>
    <style:style style:family="paragraph" style:name="P377" style:parent-style-name="Normal">
      <style:paragraph-properties fo:line-height="100%" fo:margin-bottom="0in"/>
      <style:text-properties fo:color="#365F91"/>
    </style:style>
    <style:style style:family="table-cell" style:name="TableCell378">
      <style:table-cell-properties fo:border="none" fo:padding-bottom="0in" fo:padding-left="0.075in" fo:padding-right="0.075in" fo:padding-top="0in" style:writing-mode="lr-tb"/>
    </style:style>
    <style:style style:family="paragraph" style:name="P379" style:parent-style-name="Normal">
      <style:paragraph-properties fo:line-height="100%" fo:margin-bottom="0in"/>
      <style:text-properties fo:color="#365F91"/>
    </style:style>
    <style:style style:family="table-cell" style:name="TableCell380">
      <style:table-cell-properties fo:border="none" fo:padding-bottom="0in" fo:padding-left="0.075in" fo:padding-right="0.075in" fo:padding-top="0in" style:writing-mode="lr-tb"/>
    </style:style>
    <style:style style:family="paragraph" style:name="P381" style:parent-style-name="Normal">
      <style:paragraph-properties fo:line-height="100%" fo:margin-bottom="0in"/>
      <style:text-properties fo:color="#365F91"/>
    </style:style>
    <style:style style:family="table-row" style:name="TableRow382">
      <style:table-row-properties/>
    </style:style>
    <style:style style:family="table-cell" style:name="TableCell38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84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38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86" style:parent-style-name="Normal">
      <style:paragraph-properties fo:line-height="100%" fo:margin-bottom="0in"/>
      <style:text-properties fo:color="#365F91"/>
    </style:style>
    <style:style style:family="table-cell" style:name="TableCell38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88" style:parent-style-name="Normal">
      <style:paragraph-properties fo:line-height="100%" fo:margin-bottom="0in"/>
      <style:text-properties fo:color="#365F91"/>
    </style:style>
    <style:style style:family="table-cell" style:name="TableCell38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90" style:parent-style-name="Normal">
      <style:paragraph-properties fo:line-height="100%" fo:margin-bottom="0in"/>
      <style:text-properties fo:color="#365F91"/>
    </style:style>
    <style:style style:family="table-cell" style:name="TableCell39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92" style:parent-style-name="Normal">
      <style:paragraph-properties fo:line-height="100%" fo:margin-bottom="0in"/>
      <style:text-properties fo:color="#365F91"/>
    </style:style>
    <style:style style:family="table-cell" style:name="TableCell39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94" style:parent-style-name="Normal">
      <style:paragraph-properties fo:line-height="100%" fo:margin-bottom="0in"/>
      <style:text-properties fo:color="#365F91"/>
    </style:style>
    <style:style style:family="table-cell" style:name="TableCell39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96" style:parent-style-name="Normal">
      <style:paragraph-properties fo:line-height="100%" fo:margin-bottom="0in"/>
      <style:text-properties fo:color="#365F91"/>
    </style:style>
    <style:style style:family="table-cell" style:name="TableCell39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398" style:parent-style-name="Normal">
      <style:paragraph-properties fo:line-height="100%" fo:margin-bottom="0in"/>
      <style:text-properties fo:color="#365F91"/>
    </style:style>
    <style:style style:family="table-cell" style:name="TableCell39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00" style:parent-style-name="Normal">
      <style:paragraph-properties fo:line-height="100%" fo:margin-bottom="0in"/>
      <style:text-properties fo:color="#365F91"/>
    </style:style>
    <style:style style:family="table-cell" style:name="TableCell40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02" style:parent-style-name="Normal">
      <style:paragraph-properties fo:line-height="100%" fo:margin-bottom="0in"/>
      <style:text-properties fo:color="#365F91"/>
    </style:style>
    <style:style style:family="table-cell" style:name="TableCell40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04" style:parent-style-name="Normal">
      <style:paragraph-properties fo:line-height="100%" fo:margin-bottom="0in"/>
      <style:text-properties fo:color="#365F91"/>
    </style:style>
    <style:style style:family="table-cell" style:name="TableCell40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06" style:parent-style-name="Normal">
      <style:paragraph-properties fo:line-height="100%" fo:margin-bottom="0in"/>
      <style:text-properties fo:color="#365F91"/>
    </style:style>
    <style:style style:family="table-cell" style:name="TableCell40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08" style:parent-style-name="Normal">
      <style:paragraph-properties fo:line-height="100%" fo:margin-bottom="0in"/>
      <style:text-properties fo:color="#365F91"/>
    </style:style>
    <style:style style:family="table-cell" style:name="TableCell40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10" style:parent-style-name="Normal">
      <style:paragraph-properties fo:line-height="100%" fo:margin-bottom="0in"/>
      <style:text-properties fo:color="#365F91"/>
    </style:style>
    <style:style style:family="table-cell" style:name="TableCell41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12" style:parent-style-name="Normal">
      <style:paragraph-properties fo:line-height="100%" fo:margin-bottom="0in"/>
      <style:text-properties fo:color="#365F91"/>
    </style:style>
    <style:style style:family="table-cell" style:name="TableCell41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14" style:parent-style-name="Normal">
      <style:paragraph-properties fo:line-height="100%" fo:margin-bottom="0in"/>
      <style:text-properties fo:color="#365F91"/>
    </style:style>
    <style:style style:family="table-row" style:name="TableRow415">
      <style:table-row-properties/>
    </style:style>
    <style:style style:family="table-cell" style:name="TableCell416">
      <style:table-cell-properties fo:border="none" fo:padding-bottom="0in" fo:padding-left="0.075in" fo:padding-right="0.075in" fo:padding-top="0in" style:writing-mode="lr-tb"/>
    </style:style>
    <style:style style:family="paragraph" style:name="P417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418">
      <style:table-cell-properties fo:border="none" fo:padding-bottom="0in" fo:padding-left="0.075in" fo:padding-right="0.075in" fo:padding-top="0in" style:writing-mode="lr-tb"/>
    </style:style>
    <style:style style:family="paragraph" style:name="P419" style:parent-style-name="Normal">
      <style:paragraph-properties fo:line-height="100%" fo:margin-bottom="0in"/>
      <style:text-properties fo:color="#365F91"/>
    </style:style>
    <style:style style:family="table-cell" style:name="TableCell420">
      <style:table-cell-properties fo:border="none" fo:padding-bottom="0in" fo:padding-left="0.075in" fo:padding-right="0.075in" fo:padding-top="0in" style:writing-mode="lr-tb"/>
    </style:style>
    <style:style style:family="paragraph" style:name="P421" style:parent-style-name="Normal">
      <style:paragraph-properties fo:line-height="100%" fo:margin-bottom="0in"/>
      <style:text-properties fo:color="#365F91"/>
    </style:style>
    <style:style style:family="table-cell" style:name="TableCell422">
      <style:table-cell-properties fo:border="none" fo:padding-bottom="0in" fo:padding-left="0.075in" fo:padding-right="0.075in" fo:padding-top="0in" style:writing-mode="lr-tb"/>
    </style:style>
    <style:style style:family="paragraph" style:name="P423" style:parent-style-name="Normal">
      <style:paragraph-properties fo:line-height="100%" fo:margin-bottom="0in"/>
      <style:text-properties fo:color="#365F91"/>
    </style:style>
    <style:style style:family="table-cell" style:name="TableCell424">
      <style:table-cell-properties fo:border="none" fo:padding-bottom="0in" fo:padding-left="0.075in" fo:padding-right="0.075in" fo:padding-top="0in" style:writing-mode="lr-tb"/>
    </style:style>
    <style:style style:family="paragraph" style:name="P425" style:parent-style-name="Normal">
      <style:paragraph-properties fo:line-height="100%" fo:margin-bottom="0in"/>
      <style:text-properties fo:color="#365F91"/>
    </style:style>
    <style:style style:family="table-cell" style:name="TableCell426">
      <style:table-cell-properties fo:border="none" fo:padding-bottom="0in" fo:padding-left="0.075in" fo:padding-right="0.075in" fo:padding-top="0in" style:writing-mode="lr-tb"/>
    </style:style>
    <style:style style:family="paragraph" style:name="P427" style:parent-style-name="Normal">
      <style:paragraph-properties fo:line-height="100%" fo:margin-bottom="0in"/>
      <style:text-properties fo:color="#365F91"/>
    </style:style>
    <style:style style:family="table-cell" style:name="TableCell428">
      <style:table-cell-properties fo:border="none" fo:padding-bottom="0in" fo:padding-left="0.075in" fo:padding-right="0.075in" fo:padding-top="0in" style:writing-mode="lr-tb"/>
    </style:style>
    <style:style style:family="paragraph" style:name="P429" style:parent-style-name="Normal">
      <style:paragraph-properties fo:line-height="100%" fo:margin-bottom="0in"/>
      <style:text-properties fo:color="#365F91"/>
    </style:style>
    <style:style style:family="table-cell" style:name="TableCell430">
      <style:table-cell-properties fo:border="none" fo:padding-bottom="0in" fo:padding-left="0.075in" fo:padding-right="0.075in" fo:padding-top="0in" style:writing-mode="lr-tb"/>
    </style:style>
    <style:style style:family="paragraph" style:name="P431" style:parent-style-name="Normal">
      <style:paragraph-properties fo:line-height="100%" fo:margin-bottom="0in"/>
      <style:text-properties fo:color="#365F91"/>
    </style:style>
    <style:style style:family="table-cell" style:name="TableCell432">
      <style:table-cell-properties fo:border="none" fo:padding-bottom="0in" fo:padding-left="0.075in" fo:padding-right="0.075in" fo:padding-top="0in" style:writing-mode="lr-tb"/>
    </style:style>
    <style:style style:family="paragraph" style:name="P433" style:parent-style-name="Normal">
      <style:paragraph-properties fo:line-height="100%" fo:margin-bottom="0in"/>
      <style:text-properties fo:color="#365F91"/>
    </style:style>
    <style:style style:family="table-cell" style:name="TableCell434">
      <style:table-cell-properties fo:border="none" fo:padding-bottom="0in" fo:padding-left="0.075in" fo:padding-right="0.075in" fo:padding-top="0in" style:writing-mode="lr-tb"/>
    </style:style>
    <style:style style:family="paragraph" style:name="P435" style:parent-style-name="Normal">
      <style:paragraph-properties fo:line-height="100%" fo:margin-bottom="0in"/>
      <style:text-properties fo:color="#365F91"/>
    </style:style>
    <style:style style:family="table-cell" style:name="TableCell436">
      <style:table-cell-properties fo:border="none" fo:padding-bottom="0in" fo:padding-left="0.075in" fo:padding-right="0.075in" fo:padding-top="0in" style:writing-mode="lr-tb"/>
    </style:style>
    <style:style style:family="paragraph" style:name="P437" style:parent-style-name="Normal">
      <style:paragraph-properties fo:line-height="100%" fo:margin-bottom="0in"/>
      <style:text-properties fo:color="#365F91"/>
    </style:style>
    <style:style style:family="table-cell" style:name="TableCell438">
      <style:table-cell-properties fo:border="none" fo:padding-bottom="0in" fo:padding-left="0.075in" fo:padding-right="0.075in" fo:padding-top="0in" style:writing-mode="lr-tb"/>
    </style:style>
    <style:style style:family="paragraph" style:name="P439" style:parent-style-name="Normal">
      <style:paragraph-properties fo:line-height="100%" fo:margin-bottom="0in"/>
      <style:text-properties fo:color="#365F91"/>
    </style:style>
    <style:style style:family="table-cell" style:name="TableCell440">
      <style:table-cell-properties fo:border="none" fo:padding-bottom="0in" fo:padding-left="0.075in" fo:padding-right="0.075in" fo:padding-top="0in" style:writing-mode="lr-tb"/>
    </style:style>
    <style:style style:family="paragraph" style:name="P441" style:parent-style-name="Normal">
      <style:paragraph-properties fo:line-height="100%" fo:margin-bottom="0in"/>
      <style:text-properties fo:color="#365F91"/>
    </style:style>
    <style:style style:family="table-cell" style:name="TableCell442">
      <style:table-cell-properties fo:border="none" fo:padding-bottom="0in" fo:padding-left="0.075in" fo:padding-right="0.075in" fo:padding-top="0in" style:writing-mode="lr-tb"/>
    </style:style>
    <style:style style:family="paragraph" style:name="P443" style:parent-style-name="Normal">
      <style:paragraph-properties fo:line-height="100%" fo:margin-bottom="0in"/>
      <style:text-properties fo:color="#365F91"/>
    </style:style>
    <style:style style:family="table-cell" style:name="TableCell444">
      <style:table-cell-properties fo:border="none" fo:padding-bottom="0in" fo:padding-left="0.075in" fo:padding-right="0.075in" fo:padding-top="0in" style:writing-mode="lr-tb"/>
    </style:style>
    <style:style style:family="paragraph" style:name="P445" style:parent-style-name="Normal">
      <style:paragraph-properties fo:line-height="100%" fo:margin-bottom="0in"/>
      <style:text-properties fo:color="#365F91"/>
    </style:style>
    <style:style style:family="table-cell" style:name="TableCell446">
      <style:table-cell-properties fo:border="none" fo:padding-bottom="0in" fo:padding-left="0.075in" fo:padding-right="0.075in" fo:padding-top="0in" style:writing-mode="lr-tb"/>
    </style:style>
    <style:style style:family="paragraph" style:name="P447" style:parent-style-name="Normal">
      <style:paragraph-properties fo:line-height="100%" fo:margin-bottom="0in"/>
      <style:text-properties fo:color="#365F91"/>
    </style:style>
    <style:style style:family="table-row" style:name="TableRow448">
      <style:table-row-properties/>
    </style:style>
    <style:style style:family="table-cell" style:name="TableCell44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50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45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52" style:parent-style-name="Normal">
      <style:paragraph-properties fo:line-height="100%" fo:margin-bottom="0in"/>
      <style:text-properties fo:color="#365F91"/>
    </style:style>
    <style:style style:family="table-cell" style:name="TableCell45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54" style:parent-style-name="Normal">
      <style:paragraph-properties fo:line-height="100%" fo:margin-bottom="0in"/>
      <style:text-properties fo:color="#365F91"/>
    </style:style>
    <style:style style:family="table-cell" style:name="TableCell45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56" style:parent-style-name="Normal">
      <style:paragraph-properties fo:line-height="100%" fo:margin-bottom="0in"/>
      <style:text-properties fo:color="#365F91"/>
    </style:style>
    <style:style style:family="table-cell" style:name="TableCell45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58" style:parent-style-name="Normal">
      <style:paragraph-properties fo:line-height="100%" fo:margin-bottom="0in"/>
      <style:text-properties fo:color="#365F91"/>
    </style:style>
    <style:style style:family="table-cell" style:name="TableCell45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60" style:parent-style-name="Normal">
      <style:paragraph-properties fo:line-height="100%" fo:margin-bottom="0in"/>
      <style:text-properties fo:color="#365F91"/>
    </style:style>
    <style:style style:family="table-cell" style:name="TableCell46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62" style:parent-style-name="Normal">
      <style:paragraph-properties fo:line-height="100%" fo:margin-bottom="0in"/>
      <style:text-properties fo:color="#365F91"/>
    </style:style>
    <style:style style:family="table-cell" style:name="TableCell46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64" style:parent-style-name="Normal">
      <style:paragraph-properties fo:line-height="100%" fo:margin-bottom="0in"/>
      <style:text-properties fo:color="#365F91"/>
    </style:style>
    <style:style style:family="table-cell" style:name="TableCell46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66" style:parent-style-name="Normal">
      <style:paragraph-properties fo:line-height="100%" fo:margin-bottom="0in"/>
      <style:text-properties fo:color="#365F91"/>
    </style:style>
    <style:style style:family="table-cell" style:name="TableCell46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68" style:parent-style-name="Normal">
      <style:paragraph-properties fo:line-height="100%" fo:margin-bottom="0in"/>
      <style:text-properties fo:color="#365F91"/>
    </style:style>
    <style:style style:family="table-cell" style:name="TableCell46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70" style:parent-style-name="Normal">
      <style:paragraph-properties fo:line-height="100%" fo:margin-bottom="0in"/>
      <style:text-properties fo:color="#365F91"/>
    </style:style>
    <style:style style:family="table-cell" style:name="TableCell47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72" style:parent-style-name="Normal">
      <style:paragraph-properties fo:line-height="100%" fo:margin-bottom="0in"/>
      <style:text-properties fo:color="#365F91"/>
    </style:style>
    <style:style style:family="table-cell" style:name="TableCell47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74" style:parent-style-name="Normal">
      <style:paragraph-properties fo:line-height="100%" fo:margin-bottom="0in"/>
      <style:text-properties fo:color="#365F91"/>
    </style:style>
    <style:style style:family="table-cell" style:name="TableCell47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76" style:parent-style-name="Normal">
      <style:paragraph-properties fo:line-height="100%" fo:margin-bottom="0in"/>
      <style:text-properties fo:color="#365F91"/>
    </style:style>
    <style:style style:family="table-cell" style:name="TableCell47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78" style:parent-style-name="Normal">
      <style:paragraph-properties fo:line-height="100%" fo:margin-bottom="0in"/>
      <style:text-properties fo:color="#365F91"/>
    </style:style>
    <style:style style:family="table-cell" style:name="TableCell47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480" style:parent-style-name="Normal">
      <style:paragraph-properties fo:line-height="100%" fo:margin-bottom="0in"/>
      <style:text-properties fo:color="#365F91"/>
    </style:style>
    <style:style style:family="table-row" style:name="TableRow481">
      <style:table-row-properties/>
    </style:style>
    <style:style style:family="table-cell" style:name="TableCell482">
      <style:table-cell-properties fo:border="none" fo:padding-bottom="0in" fo:padding-left="0.075in" fo:padding-right="0.075in" fo:padding-top="0in" style:writing-mode="lr-tb"/>
    </style:style>
    <style:style style:family="paragraph" style:name="P483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484">
      <style:table-cell-properties fo:border="none" fo:padding-bottom="0in" fo:padding-left="0.075in" fo:padding-right="0.075in" fo:padding-top="0in" style:writing-mode="lr-tb"/>
    </style:style>
    <style:style style:family="paragraph" style:name="P485" style:parent-style-name="Normal">
      <style:paragraph-properties fo:line-height="100%" fo:margin-bottom="0in"/>
      <style:text-properties fo:color="#365F91"/>
    </style:style>
    <style:style style:family="table-cell" style:name="TableCell486">
      <style:table-cell-properties fo:border="none" fo:padding-bottom="0in" fo:padding-left="0.075in" fo:padding-right="0.075in" fo:padding-top="0in" style:writing-mode="lr-tb"/>
    </style:style>
    <style:style style:family="paragraph" style:name="P487" style:parent-style-name="Normal">
      <style:paragraph-properties fo:line-height="100%" fo:margin-bottom="0in"/>
      <style:text-properties fo:color="#365F91"/>
    </style:style>
    <style:style style:family="table-cell" style:name="TableCell488">
      <style:table-cell-properties fo:border="none" fo:padding-bottom="0in" fo:padding-left="0.075in" fo:padding-right="0.075in" fo:padding-top="0in" style:writing-mode="lr-tb"/>
    </style:style>
    <style:style style:family="paragraph" style:name="P489" style:parent-style-name="Normal">
      <style:paragraph-properties fo:line-height="100%" fo:margin-bottom="0in"/>
      <style:text-properties fo:color="#365F91"/>
    </style:style>
    <style:style style:family="table-cell" style:name="TableCell490">
      <style:table-cell-properties fo:border="none" fo:padding-bottom="0in" fo:padding-left="0.075in" fo:padding-right="0.075in" fo:padding-top="0in" style:writing-mode="lr-tb"/>
    </style:style>
    <style:style style:family="paragraph" style:name="P491" style:parent-style-name="Normal">
      <style:paragraph-properties fo:line-height="100%" fo:margin-bottom="0in"/>
      <style:text-properties fo:color="#365F91"/>
    </style:style>
    <style:style style:family="table-cell" style:name="TableCell492">
      <style:table-cell-properties fo:border="none" fo:padding-bottom="0in" fo:padding-left="0.075in" fo:padding-right="0.075in" fo:padding-top="0in" style:writing-mode="lr-tb"/>
    </style:style>
    <style:style style:family="paragraph" style:name="P493" style:parent-style-name="Normal">
      <style:paragraph-properties fo:line-height="100%" fo:margin-bottom="0in"/>
      <style:text-properties fo:color="#365F91"/>
    </style:style>
    <style:style style:family="table-cell" style:name="TableCell494">
      <style:table-cell-properties fo:border="none" fo:padding-bottom="0in" fo:padding-left="0.075in" fo:padding-right="0.075in" fo:padding-top="0in" style:writing-mode="lr-tb"/>
    </style:style>
    <style:style style:family="paragraph" style:name="P495" style:parent-style-name="Normal">
      <style:paragraph-properties fo:line-height="100%" fo:margin-bottom="0in"/>
      <style:text-properties fo:color="#365F91"/>
    </style:style>
    <style:style style:family="table-cell" style:name="TableCell496">
      <style:table-cell-properties fo:border="none" fo:padding-bottom="0in" fo:padding-left="0.075in" fo:padding-right="0.075in" fo:padding-top="0in" style:writing-mode="lr-tb"/>
    </style:style>
    <style:style style:family="paragraph" style:name="P497" style:parent-style-name="Normal">
      <style:paragraph-properties fo:line-height="100%" fo:margin-bottom="0in"/>
      <style:text-properties fo:color="#365F91"/>
    </style:style>
    <style:style style:family="table-cell" style:name="TableCell498">
      <style:table-cell-properties fo:border="none" fo:padding-bottom="0in" fo:padding-left="0.075in" fo:padding-right="0.075in" fo:padding-top="0in" style:writing-mode="lr-tb"/>
    </style:style>
    <style:style style:family="paragraph" style:name="P499" style:parent-style-name="Normal">
      <style:paragraph-properties fo:line-height="100%" fo:margin-bottom="0in"/>
      <style:text-properties fo:color="#365F91"/>
    </style:style>
    <style:style style:family="table-cell" style:name="TableCell500">
      <style:table-cell-properties fo:border="none" fo:padding-bottom="0in" fo:padding-left="0.075in" fo:padding-right="0.075in" fo:padding-top="0in" style:writing-mode="lr-tb"/>
    </style:style>
    <style:style style:family="paragraph" style:name="P501" style:parent-style-name="Normal">
      <style:paragraph-properties fo:line-height="100%" fo:margin-bottom="0in"/>
      <style:text-properties fo:color="#365F91"/>
    </style:style>
    <style:style style:family="table-cell" style:name="TableCell502">
      <style:table-cell-properties fo:border="none" fo:padding-bottom="0in" fo:padding-left="0.075in" fo:padding-right="0.075in" fo:padding-top="0in" style:writing-mode="lr-tb"/>
    </style:style>
    <style:style style:family="paragraph" style:name="P503" style:parent-style-name="Normal">
      <style:paragraph-properties fo:line-height="100%" fo:margin-bottom="0in"/>
      <style:text-properties fo:color="#365F91"/>
    </style:style>
    <style:style style:family="table-cell" style:name="TableCell504">
      <style:table-cell-properties fo:border="none" fo:padding-bottom="0in" fo:padding-left="0.075in" fo:padding-right="0.075in" fo:padding-top="0in" style:writing-mode="lr-tb"/>
    </style:style>
    <style:style style:family="paragraph" style:name="P505" style:parent-style-name="Normal">
      <style:paragraph-properties fo:line-height="100%" fo:margin-bottom="0in"/>
      <style:text-properties fo:color="#365F91"/>
    </style:style>
    <style:style style:family="table-cell" style:name="TableCell506">
      <style:table-cell-properties fo:border="none" fo:padding-bottom="0in" fo:padding-left="0.075in" fo:padding-right="0.075in" fo:padding-top="0in" style:writing-mode="lr-tb"/>
    </style:style>
    <style:style style:family="paragraph" style:name="P507" style:parent-style-name="Normal">
      <style:paragraph-properties fo:line-height="100%" fo:margin-bottom="0in"/>
      <style:text-properties fo:color="#365F91"/>
    </style:style>
    <style:style style:family="table-cell" style:name="TableCell508">
      <style:table-cell-properties fo:border="none" fo:padding-bottom="0in" fo:padding-left="0.075in" fo:padding-right="0.075in" fo:padding-top="0in" style:writing-mode="lr-tb"/>
    </style:style>
    <style:style style:family="paragraph" style:name="P509" style:parent-style-name="Normal">
      <style:paragraph-properties fo:line-height="100%" fo:margin-bottom="0in"/>
      <style:text-properties fo:color="#365F91"/>
    </style:style>
    <style:style style:family="table-cell" style:name="TableCell510">
      <style:table-cell-properties fo:border="none" fo:padding-bottom="0in" fo:padding-left="0.075in" fo:padding-right="0.075in" fo:padding-top="0in" style:writing-mode="lr-tb"/>
    </style:style>
    <style:style style:family="paragraph" style:name="P511" style:parent-style-name="Normal">
      <style:paragraph-properties fo:line-height="100%" fo:margin-bottom="0in"/>
      <style:text-properties fo:color="#365F91"/>
    </style:style>
    <style:style style:family="table-cell" style:name="TableCell512">
      <style:table-cell-properties fo:border="none" fo:padding-bottom="0in" fo:padding-left="0.075in" fo:padding-right="0.075in" fo:padding-top="0in" style:writing-mode="lr-tb"/>
    </style:style>
    <style:style style:family="paragraph" style:name="P513" style:parent-style-name="Normal">
      <style:paragraph-properties fo:line-height="100%" fo:margin-bottom="0in"/>
      <style:text-properties fo:color="#365F91"/>
    </style:style>
    <style:style style:family="table-row" style:name="TableRow514">
      <style:table-row-properties/>
    </style:style>
    <style:style style:family="table-cell" style:name="TableCell51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16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51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18" style:parent-style-name="Normal">
      <style:paragraph-properties fo:line-height="100%" fo:margin-bottom="0in"/>
      <style:text-properties fo:color="#365F91"/>
    </style:style>
    <style:style style:family="table-cell" style:name="TableCell51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20" style:parent-style-name="Normal">
      <style:paragraph-properties fo:line-height="100%" fo:margin-bottom="0in"/>
      <style:text-properties fo:color="#365F91"/>
    </style:style>
    <style:style style:family="table-cell" style:name="TableCell52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22" style:parent-style-name="Normal">
      <style:paragraph-properties fo:line-height="100%" fo:margin-bottom="0in"/>
      <style:text-properties fo:color="#365F91"/>
    </style:style>
    <style:style style:family="table-cell" style:name="TableCell52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24" style:parent-style-name="Normal">
      <style:paragraph-properties fo:line-height="100%" fo:margin-bottom="0in"/>
      <style:text-properties fo:color="#365F91"/>
    </style:style>
    <style:style style:family="table-cell" style:name="TableCell52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26" style:parent-style-name="Normal">
      <style:paragraph-properties fo:line-height="100%" fo:margin-bottom="0in"/>
      <style:text-properties fo:color="#365F91"/>
    </style:style>
    <style:style style:family="table-cell" style:name="TableCell52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28" style:parent-style-name="Normal">
      <style:paragraph-properties fo:line-height="100%" fo:margin-bottom="0in"/>
      <style:text-properties fo:color="#365F91"/>
    </style:style>
    <style:style style:family="table-cell" style:name="TableCell52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30" style:parent-style-name="Normal">
      <style:paragraph-properties fo:line-height="100%" fo:margin-bottom="0in"/>
      <style:text-properties fo:color="#365F91"/>
    </style:style>
    <style:style style:family="table-cell" style:name="TableCell53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32" style:parent-style-name="Normal">
      <style:paragraph-properties fo:line-height="100%" fo:margin-bottom="0in"/>
      <style:text-properties fo:color="#365F91"/>
    </style:style>
    <style:style style:family="table-cell" style:name="TableCell53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34" style:parent-style-name="Normal">
      <style:paragraph-properties fo:line-height="100%" fo:margin-bottom="0in"/>
      <style:text-properties fo:color="#365F91"/>
    </style:style>
    <style:style style:family="table-cell" style:name="TableCell53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36" style:parent-style-name="Normal">
      <style:paragraph-properties fo:line-height="100%" fo:margin-bottom="0in"/>
      <style:text-properties fo:color="#365F91"/>
    </style:style>
    <style:style style:family="table-cell" style:name="TableCell53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38" style:parent-style-name="Normal">
      <style:paragraph-properties fo:line-height="100%" fo:margin-bottom="0in"/>
      <style:text-properties fo:color="#365F91"/>
    </style:style>
    <style:style style:family="table-cell" style:name="TableCell53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40" style:parent-style-name="Normal">
      <style:paragraph-properties fo:line-height="100%" fo:margin-bottom="0in"/>
      <style:text-properties fo:color="#365F91"/>
    </style:style>
    <style:style style:family="table-cell" style:name="TableCell54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42" style:parent-style-name="Normal">
      <style:paragraph-properties fo:line-height="100%" fo:margin-bottom="0in"/>
      <style:text-properties fo:color="#365F91"/>
    </style:style>
    <style:style style:family="table-cell" style:name="TableCell54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44" style:parent-style-name="Normal">
      <style:paragraph-properties fo:line-height="100%" fo:margin-bottom="0in"/>
      <style:text-properties fo:color="#365F91"/>
    </style:style>
    <style:style style:family="table-cell" style:name="TableCell54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46" style:parent-style-name="Normal">
      <style:paragraph-properties fo:line-height="100%" fo:margin-bottom="0in"/>
      <style:text-properties fo:color="#365F91"/>
    </style:style>
    <style:style style:family="table-row" style:name="TableRow547">
      <style:table-row-properties/>
    </style:style>
    <style:style style:family="table-cell" style:name="TableCell548">
      <style:table-cell-properties fo:border="none" fo:padding-bottom="0in" fo:padding-left="0.075in" fo:padding-right="0.075in" fo:padding-top="0in" style:writing-mode="lr-tb"/>
    </style:style>
    <style:style style:family="paragraph" style:name="P549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550">
      <style:table-cell-properties fo:border="none" fo:padding-bottom="0in" fo:padding-left="0.075in" fo:padding-right="0.075in" fo:padding-top="0in" style:writing-mode="lr-tb"/>
    </style:style>
    <style:style style:family="paragraph" style:name="P551" style:parent-style-name="Normal">
      <style:paragraph-properties fo:line-height="100%" fo:margin-bottom="0in"/>
      <style:text-properties fo:color="#365F91"/>
    </style:style>
    <style:style style:family="table-cell" style:name="TableCell552">
      <style:table-cell-properties fo:border="none" fo:padding-bottom="0in" fo:padding-left="0.075in" fo:padding-right="0.075in" fo:padding-top="0in" style:writing-mode="lr-tb"/>
    </style:style>
    <style:style style:family="paragraph" style:name="P553" style:parent-style-name="Normal">
      <style:paragraph-properties fo:line-height="100%" fo:margin-bottom="0in"/>
      <style:text-properties fo:color="#365F91"/>
    </style:style>
    <style:style style:family="table-cell" style:name="TableCell554">
      <style:table-cell-properties fo:border="none" fo:padding-bottom="0in" fo:padding-left="0.075in" fo:padding-right="0.075in" fo:padding-top="0in" style:writing-mode="lr-tb"/>
    </style:style>
    <style:style style:family="paragraph" style:name="P555" style:parent-style-name="Normal">
      <style:paragraph-properties fo:line-height="100%" fo:margin-bottom="0in"/>
      <style:text-properties fo:color="#365F91"/>
    </style:style>
    <style:style style:family="table-cell" style:name="TableCell556">
      <style:table-cell-properties fo:border="none" fo:padding-bottom="0in" fo:padding-left="0.075in" fo:padding-right="0.075in" fo:padding-top="0in" style:writing-mode="lr-tb"/>
    </style:style>
    <style:style style:family="paragraph" style:name="P557" style:parent-style-name="Normal">
      <style:paragraph-properties fo:line-height="100%" fo:margin-bottom="0in"/>
      <style:text-properties fo:color="#365F91"/>
    </style:style>
    <style:style style:family="table-cell" style:name="TableCell558">
      <style:table-cell-properties fo:border="none" fo:padding-bottom="0in" fo:padding-left="0.075in" fo:padding-right="0.075in" fo:padding-top="0in" style:writing-mode="lr-tb"/>
    </style:style>
    <style:style style:family="paragraph" style:name="P559" style:parent-style-name="Normal">
      <style:paragraph-properties fo:line-height="100%" fo:margin-bottom="0in"/>
      <style:text-properties fo:color="#365F91"/>
    </style:style>
    <style:style style:family="table-cell" style:name="TableCell560">
      <style:table-cell-properties fo:border="none" fo:padding-bottom="0in" fo:padding-left="0.075in" fo:padding-right="0.075in" fo:padding-top="0in" style:writing-mode="lr-tb"/>
    </style:style>
    <style:style style:family="paragraph" style:name="P561" style:parent-style-name="Normal">
      <style:paragraph-properties fo:line-height="100%" fo:margin-bottom="0in"/>
      <style:text-properties fo:color="#365F91"/>
    </style:style>
    <style:style style:family="table-cell" style:name="TableCell562">
      <style:table-cell-properties fo:border="none" fo:padding-bottom="0in" fo:padding-left="0.075in" fo:padding-right="0.075in" fo:padding-top="0in" style:writing-mode="lr-tb"/>
    </style:style>
    <style:style style:family="paragraph" style:name="P563" style:parent-style-name="Normal">
      <style:paragraph-properties fo:line-height="100%" fo:margin-bottom="0in"/>
      <style:text-properties fo:color="#365F91"/>
    </style:style>
    <style:style style:family="table-cell" style:name="TableCell564">
      <style:table-cell-properties fo:border="none" fo:padding-bottom="0in" fo:padding-left="0.075in" fo:padding-right="0.075in" fo:padding-top="0in" style:writing-mode="lr-tb"/>
    </style:style>
    <style:style style:family="paragraph" style:name="P565" style:parent-style-name="Normal">
      <style:paragraph-properties fo:line-height="100%" fo:margin-bottom="0in"/>
      <style:text-properties fo:color="#365F91"/>
    </style:style>
    <style:style style:family="table-cell" style:name="TableCell566">
      <style:table-cell-properties fo:border="none" fo:padding-bottom="0in" fo:padding-left="0.075in" fo:padding-right="0.075in" fo:padding-top="0in" style:writing-mode="lr-tb"/>
    </style:style>
    <style:style style:family="paragraph" style:name="P567" style:parent-style-name="Normal">
      <style:paragraph-properties fo:line-height="100%" fo:margin-bottom="0in"/>
      <style:text-properties fo:color="#365F91"/>
    </style:style>
    <style:style style:family="table-cell" style:name="TableCell568">
      <style:table-cell-properties fo:border="none" fo:padding-bottom="0in" fo:padding-left="0.075in" fo:padding-right="0.075in" fo:padding-top="0in" style:writing-mode="lr-tb"/>
    </style:style>
    <style:style style:family="paragraph" style:name="P569" style:parent-style-name="Normal">
      <style:paragraph-properties fo:line-height="100%" fo:margin-bottom="0in"/>
      <style:text-properties fo:color="#365F91"/>
    </style:style>
    <style:style style:family="table-cell" style:name="TableCell570">
      <style:table-cell-properties fo:border="none" fo:padding-bottom="0in" fo:padding-left="0.075in" fo:padding-right="0.075in" fo:padding-top="0in" style:writing-mode="lr-tb"/>
    </style:style>
    <style:style style:family="paragraph" style:name="P571" style:parent-style-name="Normal">
      <style:paragraph-properties fo:line-height="100%" fo:margin-bottom="0in"/>
      <style:text-properties fo:color="#365F91"/>
    </style:style>
    <style:style style:family="table-cell" style:name="TableCell572">
      <style:table-cell-properties fo:border="none" fo:padding-bottom="0in" fo:padding-left="0.075in" fo:padding-right="0.075in" fo:padding-top="0in" style:writing-mode="lr-tb"/>
    </style:style>
    <style:style style:family="paragraph" style:name="P573" style:parent-style-name="Normal">
      <style:paragraph-properties fo:line-height="100%" fo:margin-bottom="0in"/>
      <style:text-properties fo:color="#365F91"/>
    </style:style>
    <style:style style:family="table-cell" style:name="TableCell574">
      <style:table-cell-properties fo:border="none" fo:padding-bottom="0in" fo:padding-left="0.075in" fo:padding-right="0.075in" fo:padding-top="0in" style:writing-mode="lr-tb"/>
    </style:style>
    <style:style style:family="paragraph" style:name="P575" style:parent-style-name="Normal">
      <style:paragraph-properties fo:line-height="100%" fo:margin-bottom="0in"/>
      <style:text-properties fo:color="#365F91"/>
    </style:style>
    <style:style style:family="table-cell" style:name="TableCell576">
      <style:table-cell-properties fo:border="none" fo:padding-bottom="0in" fo:padding-left="0.075in" fo:padding-right="0.075in" fo:padding-top="0in" style:writing-mode="lr-tb"/>
    </style:style>
    <style:style style:family="paragraph" style:name="P577" style:parent-style-name="Normal">
      <style:paragraph-properties fo:line-height="100%" fo:margin-bottom="0in"/>
      <style:text-properties fo:color="#365F91"/>
    </style:style>
    <style:style style:family="table-cell" style:name="TableCell578">
      <style:table-cell-properties fo:border="none" fo:padding-bottom="0in" fo:padding-left="0.075in" fo:padding-right="0.075in" fo:padding-top="0in" style:writing-mode="lr-tb"/>
    </style:style>
    <style:style style:family="paragraph" style:name="P579" style:parent-style-name="Normal">
      <style:paragraph-properties fo:line-height="100%" fo:margin-bottom="0in"/>
      <style:text-properties fo:color="#365F91"/>
    </style:style>
    <style:style style:family="table-row" style:name="TableRow580">
      <style:table-row-properties/>
    </style:style>
    <style:style style:family="table-cell" style:name="TableCell58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82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58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84" style:parent-style-name="Normal">
      <style:paragraph-properties fo:line-height="100%" fo:margin-bottom="0in"/>
      <style:text-properties fo:color="#365F91"/>
    </style:style>
    <style:style style:family="table-cell" style:name="TableCell58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86" style:parent-style-name="Normal">
      <style:paragraph-properties fo:line-height="100%" fo:margin-bottom="0in"/>
      <style:text-properties fo:color="#365F91"/>
    </style:style>
    <style:style style:family="table-cell" style:name="TableCell58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88" style:parent-style-name="Normal">
      <style:paragraph-properties fo:line-height="100%" fo:margin-bottom="0in"/>
      <style:text-properties fo:color="#365F91"/>
    </style:style>
    <style:style style:family="table-cell" style:name="TableCell58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90" style:parent-style-name="Normal">
      <style:paragraph-properties fo:line-height="100%" fo:margin-bottom="0in"/>
      <style:text-properties fo:color="#365F91"/>
    </style:style>
    <style:style style:family="table-cell" style:name="TableCell59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92" style:parent-style-name="Normal">
      <style:paragraph-properties fo:line-height="100%" fo:margin-bottom="0in"/>
      <style:text-properties fo:color="#365F91"/>
    </style:style>
    <style:style style:family="table-cell" style:name="TableCell59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94" style:parent-style-name="Normal">
      <style:paragraph-properties fo:line-height="100%" fo:margin-bottom="0in"/>
      <style:text-properties fo:color="#365F91"/>
    </style:style>
    <style:style style:family="table-cell" style:name="TableCell59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96" style:parent-style-name="Normal">
      <style:paragraph-properties fo:line-height="100%" fo:margin-bottom="0in"/>
      <style:text-properties fo:color="#365F91"/>
    </style:style>
    <style:style style:family="table-cell" style:name="TableCell59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598" style:parent-style-name="Normal">
      <style:paragraph-properties fo:line-height="100%" fo:margin-bottom="0in"/>
      <style:text-properties fo:color="#365F91"/>
    </style:style>
    <style:style style:family="table-cell" style:name="TableCell59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00" style:parent-style-name="Normal">
      <style:paragraph-properties fo:line-height="100%" fo:margin-bottom="0in"/>
      <style:text-properties fo:color="#365F91"/>
    </style:style>
    <style:style style:family="table-cell" style:name="TableCell60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02" style:parent-style-name="Normal">
      <style:paragraph-properties fo:line-height="100%" fo:margin-bottom="0in"/>
      <style:text-properties fo:color="#365F91"/>
    </style:style>
    <style:style style:family="table-cell" style:name="TableCell60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04" style:parent-style-name="Normal">
      <style:paragraph-properties fo:line-height="100%" fo:margin-bottom="0in"/>
      <style:text-properties fo:color="#365F91"/>
    </style:style>
    <style:style style:family="table-cell" style:name="TableCell60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06" style:parent-style-name="Normal">
      <style:paragraph-properties fo:line-height="100%" fo:margin-bottom="0in"/>
      <style:text-properties fo:color="#365F91"/>
    </style:style>
    <style:style style:family="table-cell" style:name="TableCell60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08" style:parent-style-name="Normal">
      <style:paragraph-properties fo:line-height="100%" fo:margin-bottom="0in"/>
      <style:text-properties fo:color="#365F91"/>
    </style:style>
    <style:style style:family="table-cell" style:name="TableCell60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10" style:parent-style-name="Normal">
      <style:paragraph-properties fo:line-height="100%" fo:margin-bottom="0in"/>
      <style:text-properties fo:color="#365F91"/>
    </style:style>
    <style:style style:family="table-cell" style:name="TableCell61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12" style:parent-style-name="Normal">
      <style:paragraph-properties fo:line-height="100%" fo:margin-bottom="0in"/>
      <style:text-properties fo:color="#365F91"/>
    </style:style>
    <style:style style:family="table-row" style:name="TableRow613">
      <style:table-row-properties/>
    </style:style>
    <style:style style:family="table-cell" style:name="TableCell614">
      <style:table-cell-properties fo:border="none" fo:padding-bottom="0in" fo:padding-left="0.075in" fo:padding-right="0.075in" fo:padding-top="0in" style:writing-mode="lr-tb"/>
    </style:style>
    <style:style style:family="paragraph" style:name="P615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616">
      <style:table-cell-properties fo:border="none" fo:padding-bottom="0in" fo:padding-left="0.075in" fo:padding-right="0.075in" fo:padding-top="0in" style:writing-mode="lr-tb"/>
    </style:style>
    <style:style style:family="paragraph" style:name="P617" style:parent-style-name="Normal">
      <style:paragraph-properties fo:line-height="100%" fo:margin-bottom="0in"/>
      <style:text-properties fo:color="#365F91"/>
    </style:style>
    <style:style style:family="table-cell" style:name="TableCell618">
      <style:table-cell-properties fo:border="none" fo:padding-bottom="0in" fo:padding-left="0.075in" fo:padding-right="0.075in" fo:padding-top="0in" style:writing-mode="lr-tb"/>
    </style:style>
    <style:style style:family="paragraph" style:name="P619" style:parent-style-name="Normal">
      <style:paragraph-properties fo:line-height="100%" fo:margin-bottom="0in"/>
      <style:text-properties fo:color="#365F91"/>
    </style:style>
    <style:style style:family="table-cell" style:name="TableCell620">
      <style:table-cell-properties fo:border="none" fo:padding-bottom="0in" fo:padding-left="0.075in" fo:padding-right="0.075in" fo:padding-top="0in" style:writing-mode="lr-tb"/>
    </style:style>
    <style:style style:family="paragraph" style:name="P621" style:parent-style-name="Normal">
      <style:paragraph-properties fo:line-height="100%" fo:margin-bottom="0in"/>
      <style:text-properties fo:color="#365F91"/>
    </style:style>
    <style:style style:family="table-cell" style:name="TableCell622">
      <style:table-cell-properties fo:border="none" fo:padding-bottom="0in" fo:padding-left="0.075in" fo:padding-right="0.075in" fo:padding-top="0in" style:writing-mode="lr-tb"/>
    </style:style>
    <style:style style:family="paragraph" style:name="P623" style:parent-style-name="Normal">
      <style:paragraph-properties fo:line-height="100%" fo:margin-bottom="0in"/>
      <style:text-properties fo:color="#365F91"/>
    </style:style>
    <style:style style:family="table-cell" style:name="TableCell624">
      <style:table-cell-properties fo:border="none" fo:padding-bottom="0in" fo:padding-left="0.075in" fo:padding-right="0.075in" fo:padding-top="0in" style:writing-mode="lr-tb"/>
    </style:style>
    <style:style style:family="paragraph" style:name="P625" style:parent-style-name="Normal">
      <style:paragraph-properties fo:line-height="100%" fo:margin-bottom="0in"/>
      <style:text-properties fo:color="#365F91"/>
    </style:style>
    <style:style style:family="table-cell" style:name="TableCell626">
      <style:table-cell-properties fo:border="none" fo:padding-bottom="0in" fo:padding-left="0.075in" fo:padding-right="0.075in" fo:padding-top="0in" style:writing-mode="lr-tb"/>
    </style:style>
    <style:style style:family="paragraph" style:name="P627" style:parent-style-name="Normal">
      <style:paragraph-properties fo:line-height="100%" fo:margin-bottom="0in"/>
      <style:text-properties fo:color="#365F91"/>
    </style:style>
    <style:style style:family="table-cell" style:name="TableCell628">
      <style:table-cell-properties fo:border="none" fo:padding-bottom="0in" fo:padding-left="0.075in" fo:padding-right="0.075in" fo:padding-top="0in" style:writing-mode="lr-tb"/>
    </style:style>
    <style:style style:family="paragraph" style:name="P629" style:parent-style-name="Normal">
      <style:paragraph-properties fo:line-height="100%" fo:margin-bottom="0in"/>
      <style:text-properties fo:color="#365F91"/>
    </style:style>
    <style:style style:family="table-cell" style:name="TableCell630">
      <style:table-cell-properties fo:border="none" fo:padding-bottom="0in" fo:padding-left="0.075in" fo:padding-right="0.075in" fo:padding-top="0in" style:writing-mode="lr-tb"/>
    </style:style>
    <style:style style:family="paragraph" style:name="P631" style:parent-style-name="Normal">
      <style:paragraph-properties fo:line-height="100%" fo:margin-bottom="0in"/>
      <style:text-properties fo:color="#365F91"/>
    </style:style>
    <style:style style:family="table-cell" style:name="TableCell632">
      <style:table-cell-properties fo:border="none" fo:padding-bottom="0in" fo:padding-left="0.075in" fo:padding-right="0.075in" fo:padding-top="0in" style:writing-mode="lr-tb"/>
    </style:style>
    <style:style style:family="paragraph" style:name="P633" style:parent-style-name="Normal">
      <style:paragraph-properties fo:line-height="100%" fo:margin-bottom="0in"/>
      <style:text-properties fo:color="#365F91"/>
    </style:style>
    <style:style style:family="table-cell" style:name="TableCell634">
      <style:table-cell-properties fo:border="none" fo:padding-bottom="0in" fo:padding-left="0.075in" fo:padding-right="0.075in" fo:padding-top="0in" style:writing-mode="lr-tb"/>
    </style:style>
    <style:style style:family="paragraph" style:name="P635" style:parent-style-name="Normal">
      <style:paragraph-properties fo:line-height="100%" fo:margin-bottom="0in"/>
      <style:text-properties fo:color="#365F91"/>
    </style:style>
    <style:style style:family="table-cell" style:name="TableCell636">
      <style:table-cell-properties fo:border="none" fo:padding-bottom="0in" fo:padding-left="0.075in" fo:padding-right="0.075in" fo:padding-top="0in" style:writing-mode="lr-tb"/>
    </style:style>
    <style:style style:family="paragraph" style:name="P637" style:parent-style-name="Normal">
      <style:paragraph-properties fo:line-height="100%" fo:margin-bottom="0in"/>
      <style:text-properties fo:color="#365F91"/>
    </style:style>
    <style:style style:family="table-cell" style:name="TableCell638">
      <style:table-cell-properties fo:border="none" fo:padding-bottom="0in" fo:padding-left="0.075in" fo:padding-right="0.075in" fo:padding-top="0in" style:writing-mode="lr-tb"/>
    </style:style>
    <style:style style:family="paragraph" style:name="P639" style:parent-style-name="Normal">
      <style:paragraph-properties fo:line-height="100%" fo:margin-bottom="0in"/>
      <style:text-properties fo:color="#365F91"/>
    </style:style>
    <style:style style:family="table-cell" style:name="TableCell640">
      <style:table-cell-properties fo:border="none" fo:padding-bottom="0in" fo:padding-left="0.075in" fo:padding-right="0.075in" fo:padding-top="0in" style:writing-mode="lr-tb"/>
    </style:style>
    <style:style style:family="paragraph" style:name="P641" style:parent-style-name="Normal">
      <style:paragraph-properties fo:line-height="100%" fo:margin-bottom="0in"/>
      <style:text-properties fo:color="#365F91"/>
    </style:style>
    <style:style style:family="table-cell" style:name="TableCell642">
      <style:table-cell-properties fo:border="none" fo:padding-bottom="0in" fo:padding-left="0.075in" fo:padding-right="0.075in" fo:padding-top="0in" style:writing-mode="lr-tb"/>
    </style:style>
    <style:style style:family="paragraph" style:name="P643" style:parent-style-name="Normal">
      <style:paragraph-properties fo:line-height="100%" fo:margin-bottom="0in"/>
      <style:text-properties fo:color="#365F91"/>
    </style:style>
    <style:style style:family="table-cell" style:name="TableCell644">
      <style:table-cell-properties fo:border="none" fo:padding-bottom="0in" fo:padding-left="0.075in" fo:padding-right="0.075in" fo:padding-top="0in" style:writing-mode="lr-tb"/>
    </style:style>
    <style:style style:family="paragraph" style:name="P645" style:parent-style-name="Normal">
      <style:paragraph-properties fo:line-height="100%" fo:margin-bottom="0in"/>
      <style:text-properties fo:color="#365F91"/>
    </style:style>
    <style:style style:family="table-row" style:name="TableRow646">
      <style:table-row-properties/>
    </style:style>
    <style:style style:family="table-cell" style:name="TableCell64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48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64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50" style:parent-style-name="Normal">
      <style:paragraph-properties fo:line-height="100%" fo:margin-bottom="0in"/>
      <style:text-properties fo:color="#365F91"/>
    </style:style>
    <style:style style:family="table-cell" style:name="TableCell65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52" style:parent-style-name="Normal">
      <style:paragraph-properties fo:line-height="100%" fo:margin-bottom="0in"/>
      <style:text-properties fo:color="#365F91"/>
    </style:style>
    <style:style style:family="table-cell" style:name="TableCell65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54" style:parent-style-name="Normal">
      <style:paragraph-properties fo:line-height="100%" fo:margin-bottom="0in"/>
      <style:text-properties fo:color="#365F91"/>
    </style:style>
    <style:style style:family="table-cell" style:name="TableCell65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56" style:parent-style-name="Normal">
      <style:paragraph-properties fo:line-height="100%" fo:margin-bottom="0in"/>
      <style:text-properties fo:color="#365F91"/>
    </style:style>
    <style:style style:family="table-cell" style:name="TableCell65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58" style:parent-style-name="Normal">
      <style:paragraph-properties fo:line-height="100%" fo:margin-bottom="0in"/>
      <style:text-properties fo:color="#365F91"/>
    </style:style>
    <style:style style:family="table-cell" style:name="TableCell65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60" style:parent-style-name="Normal">
      <style:paragraph-properties fo:line-height="100%" fo:margin-bottom="0in"/>
      <style:text-properties fo:color="#365F91"/>
    </style:style>
    <style:style style:family="table-cell" style:name="TableCell66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62" style:parent-style-name="Normal">
      <style:paragraph-properties fo:line-height="100%" fo:margin-bottom="0in"/>
      <style:text-properties fo:color="#365F91"/>
    </style:style>
    <style:style style:family="table-cell" style:name="TableCell66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64" style:parent-style-name="Normal">
      <style:paragraph-properties fo:line-height="100%" fo:margin-bottom="0in"/>
      <style:text-properties fo:color="#365F91"/>
    </style:style>
    <style:style style:family="table-cell" style:name="TableCell66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66" style:parent-style-name="Normal">
      <style:paragraph-properties fo:line-height="100%" fo:margin-bottom="0in"/>
      <style:text-properties fo:color="#365F91"/>
    </style:style>
    <style:style style:family="table-cell" style:name="TableCell66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68" style:parent-style-name="Normal">
      <style:paragraph-properties fo:line-height="100%" fo:margin-bottom="0in"/>
      <style:text-properties fo:color="#365F91"/>
    </style:style>
    <style:style style:family="table-cell" style:name="TableCell66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70" style:parent-style-name="Normal">
      <style:paragraph-properties fo:line-height="100%" fo:margin-bottom="0in"/>
      <style:text-properties fo:color="#365F91"/>
    </style:style>
    <style:style style:family="table-cell" style:name="TableCell67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72" style:parent-style-name="Normal">
      <style:paragraph-properties fo:line-height="100%" fo:margin-bottom="0in"/>
      <style:text-properties fo:color="#365F91"/>
    </style:style>
    <style:style style:family="table-cell" style:name="TableCell67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74" style:parent-style-name="Normal">
      <style:paragraph-properties fo:line-height="100%" fo:margin-bottom="0in"/>
      <style:text-properties fo:color="#365F91"/>
    </style:style>
    <style:style style:family="table-cell" style:name="TableCell67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76" style:parent-style-name="Normal">
      <style:paragraph-properties fo:line-height="100%" fo:margin-bottom="0in"/>
      <style:text-properties fo:color="#365F91"/>
    </style:style>
    <style:style style:family="table-cell" style:name="TableCell67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78" style:parent-style-name="Normal">
      <style:paragraph-properties fo:line-height="100%" fo:margin-bottom="0in"/>
      <style:text-properties fo:color="#365F91"/>
    </style:style>
    <style:style style:family="table-row" style:name="TableRow679">
      <style:table-row-properties/>
    </style:style>
    <style:style style:family="table-cell" style:name="TableCell680">
      <style:table-cell-properties fo:border="none" fo:padding-bottom="0in" fo:padding-left="0.075in" fo:padding-right="0.075in" fo:padding-top="0in" style:writing-mode="lr-tb"/>
    </style:style>
    <style:style style:family="paragraph" style:name="P681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682">
      <style:table-cell-properties fo:border="none" fo:padding-bottom="0in" fo:padding-left="0.075in" fo:padding-right="0.075in" fo:padding-top="0in" style:writing-mode="lr-tb"/>
    </style:style>
    <style:style style:family="paragraph" style:name="P683" style:parent-style-name="Normal">
      <style:paragraph-properties fo:line-height="100%" fo:margin-bottom="0in"/>
      <style:text-properties fo:color="#365F91"/>
    </style:style>
    <style:style style:family="table-cell" style:name="TableCell684">
      <style:table-cell-properties fo:border="none" fo:padding-bottom="0in" fo:padding-left="0.075in" fo:padding-right="0.075in" fo:padding-top="0in" style:writing-mode="lr-tb"/>
    </style:style>
    <style:style style:family="paragraph" style:name="P685" style:parent-style-name="Normal">
      <style:paragraph-properties fo:line-height="100%" fo:margin-bottom="0in"/>
      <style:text-properties fo:color="#365F91"/>
    </style:style>
    <style:style style:family="table-cell" style:name="TableCell686">
      <style:table-cell-properties fo:border="none" fo:padding-bottom="0in" fo:padding-left="0.075in" fo:padding-right="0.075in" fo:padding-top="0in" style:writing-mode="lr-tb"/>
    </style:style>
    <style:style style:family="paragraph" style:name="P687" style:parent-style-name="Normal">
      <style:paragraph-properties fo:line-height="100%" fo:margin-bottom="0in"/>
      <style:text-properties fo:color="#365F91"/>
    </style:style>
    <style:style style:family="table-cell" style:name="TableCell688">
      <style:table-cell-properties fo:border="none" fo:padding-bottom="0in" fo:padding-left="0.075in" fo:padding-right="0.075in" fo:padding-top="0in" style:writing-mode="lr-tb"/>
    </style:style>
    <style:style style:family="paragraph" style:name="P689" style:parent-style-name="Normal">
      <style:paragraph-properties fo:line-height="100%" fo:margin-bottom="0in"/>
      <style:text-properties fo:color="#365F91"/>
    </style:style>
    <style:style style:family="table-cell" style:name="TableCell690">
      <style:table-cell-properties fo:border="none" fo:padding-bottom="0in" fo:padding-left="0.075in" fo:padding-right="0.075in" fo:padding-top="0in" style:writing-mode="lr-tb"/>
    </style:style>
    <style:style style:family="paragraph" style:name="P691" style:parent-style-name="Normal">
      <style:paragraph-properties fo:line-height="100%" fo:margin-bottom="0in"/>
      <style:text-properties fo:color="#365F91"/>
    </style:style>
    <style:style style:family="table-cell" style:name="TableCell692">
      <style:table-cell-properties fo:border="none" fo:padding-bottom="0in" fo:padding-left="0.075in" fo:padding-right="0.075in" fo:padding-top="0in" style:writing-mode="lr-tb"/>
    </style:style>
    <style:style style:family="paragraph" style:name="P693" style:parent-style-name="Normal">
      <style:paragraph-properties fo:line-height="100%" fo:margin-bottom="0in"/>
      <style:text-properties fo:color="#365F91"/>
    </style:style>
    <style:style style:family="table-cell" style:name="TableCell694">
      <style:table-cell-properties fo:border="none" fo:padding-bottom="0in" fo:padding-left="0.075in" fo:padding-right="0.075in" fo:padding-top="0in" style:writing-mode="lr-tb"/>
    </style:style>
    <style:style style:family="paragraph" style:name="P695" style:parent-style-name="Normal">
      <style:paragraph-properties fo:line-height="100%" fo:margin-bottom="0in"/>
      <style:text-properties fo:color="#365F91"/>
    </style:style>
    <style:style style:family="table-cell" style:name="TableCell696">
      <style:table-cell-properties fo:border="none" fo:padding-bottom="0in" fo:padding-left="0.075in" fo:padding-right="0.075in" fo:padding-top="0in" style:writing-mode="lr-tb"/>
    </style:style>
    <style:style style:family="paragraph" style:name="P697" style:parent-style-name="Normal">
      <style:paragraph-properties fo:line-height="100%" fo:margin-bottom="0in"/>
      <style:text-properties fo:color="#365F91"/>
    </style:style>
    <style:style style:family="table-cell" style:name="TableCell698">
      <style:table-cell-properties fo:border="none" fo:padding-bottom="0in" fo:padding-left="0.075in" fo:padding-right="0.075in" fo:padding-top="0in" style:writing-mode="lr-tb"/>
    </style:style>
    <style:style style:family="paragraph" style:name="P699" style:parent-style-name="Normal">
      <style:paragraph-properties fo:line-height="100%" fo:margin-bottom="0in"/>
      <style:text-properties fo:color="#365F91"/>
    </style:style>
    <style:style style:family="table-cell" style:name="TableCell700">
      <style:table-cell-properties fo:border="none" fo:padding-bottom="0in" fo:padding-left="0.075in" fo:padding-right="0.075in" fo:padding-top="0in" style:writing-mode="lr-tb"/>
    </style:style>
    <style:style style:family="paragraph" style:name="P701" style:parent-style-name="Normal">
      <style:paragraph-properties fo:line-height="100%" fo:margin-bottom="0in"/>
      <style:text-properties fo:color="#365F91"/>
    </style:style>
    <style:style style:family="table-cell" style:name="TableCell702">
      <style:table-cell-properties fo:border="none" fo:padding-bottom="0in" fo:padding-left="0.075in" fo:padding-right="0.075in" fo:padding-top="0in" style:writing-mode="lr-tb"/>
    </style:style>
    <style:style style:family="paragraph" style:name="P703" style:parent-style-name="Normal">
      <style:paragraph-properties fo:line-height="100%" fo:margin-bottom="0in"/>
      <style:text-properties fo:color="#365F91"/>
    </style:style>
    <style:style style:family="table-cell" style:name="TableCell704">
      <style:table-cell-properties fo:border="none" fo:padding-bottom="0in" fo:padding-left="0.075in" fo:padding-right="0.075in" fo:padding-top="0in" style:writing-mode="lr-tb"/>
    </style:style>
    <style:style style:family="paragraph" style:name="P705" style:parent-style-name="Normal">
      <style:paragraph-properties fo:line-height="100%" fo:margin-bottom="0in"/>
      <style:text-properties fo:color="#365F91"/>
    </style:style>
    <style:style style:family="table-cell" style:name="TableCell706">
      <style:table-cell-properties fo:border="none" fo:padding-bottom="0in" fo:padding-left="0.075in" fo:padding-right="0.075in" fo:padding-top="0in" style:writing-mode="lr-tb"/>
    </style:style>
    <style:style style:family="paragraph" style:name="P707" style:parent-style-name="Normal">
      <style:paragraph-properties fo:line-height="100%" fo:margin-bottom="0in"/>
      <style:text-properties fo:color="#365F91"/>
    </style:style>
    <style:style style:family="table-cell" style:name="TableCell708">
      <style:table-cell-properties fo:border="none" fo:padding-bottom="0in" fo:padding-left="0.075in" fo:padding-right="0.075in" fo:padding-top="0in" style:writing-mode="lr-tb"/>
    </style:style>
    <style:style style:family="paragraph" style:name="P709" style:parent-style-name="Normal">
      <style:paragraph-properties fo:line-height="100%" fo:margin-bottom="0in"/>
      <style:text-properties fo:color="#365F91"/>
    </style:style>
    <style:style style:family="table-cell" style:name="TableCell710">
      <style:table-cell-properties fo:border="none" fo:padding-bottom="0in" fo:padding-left="0.075in" fo:padding-right="0.075in" fo:padding-top="0in" style:writing-mode="lr-tb"/>
    </style:style>
    <style:style style:family="paragraph" style:name="P711" style:parent-style-name="Normal">
      <style:paragraph-properties fo:line-height="100%" fo:margin-bottom="0in"/>
      <style:text-properties fo:color="#365F91"/>
    </style:style>
    <style:style style:family="table-row" style:name="TableRow712">
      <style:table-row-properties/>
    </style:style>
    <style:style style:family="table-cell" style:name="TableCell71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14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71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16" style:parent-style-name="Normal">
      <style:paragraph-properties fo:line-height="100%" fo:margin-bottom="0in"/>
      <style:text-properties fo:color="#365F91"/>
    </style:style>
    <style:style style:family="table-cell" style:name="TableCell71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18" style:parent-style-name="Normal">
      <style:paragraph-properties fo:line-height="100%" fo:margin-bottom="0in"/>
      <style:text-properties fo:color="#365F91"/>
    </style:style>
    <style:style style:family="table-cell" style:name="TableCell71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20" style:parent-style-name="Normal">
      <style:paragraph-properties fo:line-height="100%" fo:margin-bottom="0in"/>
      <style:text-properties fo:color="#365F91"/>
    </style:style>
    <style:style style:family="table-cell" style:name="TableCell72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22" style:parent-style-name="Normal">
      <style:paragraph-properties fo:line-height="100%" fo:margin-bottom="0in"/>
      <style:text-properties fo:color="#365F91"/>
    </style:style>
    <style:style style:family="table-cell" style:name="TableCell72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24" style:parent-style-name="Normal">
      <style:paragraph-properties fo:line-height="100%" fo:margin-bottom="0in"/>
      <style:text-properties fo:color="#365F91"/>
    </style:style>
    <style:style style:family="table-cell" style:name="TableCell72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26" style:parent-style-name="Normal">
      <style:paragraph-properties fo:line-height="100%" fo:margin-bottom="0in"/>
      <style:text-properties fo:color="#365F91"/>
    </style:style>
    <style:style style:family="table-cell" style:name="TableCell72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28" style:parent-style-name="Normal">
      <style:paragraph-properties fo:line-height="100%" fo:margin-bottom="0in"/>
      <style:text-properties fo:color="#365F91"/>
    </style:style>
    <style:style style:family="table-cell" style:name="TableCell72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30" style:parent-style-name="Normal">
      <style:paragraph-properties fo:line-height="100%" fo:margin-bottom="0in"/>
      <style:text-properties fo:color="#365F91"/>
    </style:style>
    <style:style style:family="table-cell" style:name="TableCell73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32" style:parent-style-name="Normal">
      <style:paragraph-properties fo:line-height="100%" fo:margin-bottom="0in"/>
      <style:text-properties fo:color="#365F91"/>
    </style:style>
    <style:style style:family="table-cell" style:name="TableCell73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34" style:parent-style-name="Normal">
      <style:paragraph-properties fo:line-height="100%" fo:margin-bottom="0in"/>
      <style:text-properties fo:color="#365F91"/>
    </style:style>
    <style:style style:family="table-cell" style:name="TableCell73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36" style:parent-style-name="Normal">
      <style:paragraph-properties fo:line-height="100%" fo:margin-bottom="0in"/>
      <style:text-properties fo:color="#365F91"/>
    </style:style>
    <style:style style:family="table-cell" style:name="TableCell73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38" style:parent-style-name="Normal">
      <style:paragraph-properties fo:line-height="100%" fo:margin-bottom="0in"/>
      <style:text-properties fo:color="#365F91"/>
    </style:style>
    <style:style style:family="table-cell" style:name="TableCell73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40" style:parent-style-name="Normal">
      <style:paragraph-properties fo:line-height="100%" fo:margin-bottom="0in"/>
      <style:text-properties fo:color="#365F91"/>
    </style:style>
    <style:style style:family="table-cell" style:name="TableCell74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42" style:parent-style-name="Normal">
      <style:paragraph-properties fo:line-height="100%" fo:margin-bottom="0in"/>
      <style:text-properties fo:color="#365F91"/>
    </style:style>
    <style:style style:family="table-cell" style:name="TableCell74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44" style:parent-style-name="Normal">
      <style:paragraph-properties fo:line-height="100%" fo:margin-bottom="0in"/>
      <style:text-properties fo:color="#365F91"/>
    </style:style>
    <style:style style:family="table-row" style:name="TableRow745">
      <style:table-row-properties/>
    </style:style>
    <style:style style:family="table-cell" style:name="TableCell746">
      <style:table-cell-properties fo:border="none" fo:padding-bottom="0in" fo:padding-left="0.075in" fo:padding-right="0.075in" fo:padding-top="0in" style:writing-mode="lr-tb"/>
    </style:style>
    <style:style style:family="paragraph" style:name="P747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748">
      <style:table-cell-properties fo:border="none" fo:padding-bottom="0in" fo:padding-left="0.075in" fo:padding-right="0.075in" fo:padding-top="0in" style:writing-mode="lr-tb"/>
    </style:style>
    <style:style style:family="paragraph" style:name="P749" style:parent-style-name="Normal">
      <style:paragraph-properties fo:line-height="100%" fo:margin-bottom="0in"/>
      <style:text-properties fo:color="#365F91"/>
    </style:style>
    <style:style style:family="table-cell" style:name="TableCell750">
      <style:table-cell-properties fo:border="none" fo:padding-bottom="0in" fo:padding-left="0.075in" fo:padding-right="0.075in" fo:padding-top="0in" style:writing-mode="lr-tb"/>
    </style:style>
    <style:style style:family="paragraph" style:name="P751" style:parent-style-name="Normal">
      <style:paragraph-properties fo:line-height="100%" fo:margin-bottom="0in"/>
      <style:text-properties fo:color="#365F91"/>
    </style:style>
    <style:style style:family="table-cell" style:name="TableCell752">
      <style:table-cell-properties fo:border="none" fo:padding-bottom="0in" fo:padding-left="0.075in" fo:padding-right="0.075in" fo:padding-top="0in" style:writing-mode="lr-tb"/>
    </style:style>
    <style:style style:family="paragraph" style:name="P753" style:parent-style-name="Normal">
      <style:paragraph-properties fo:line-height="100%" fo:margin-bottom="0in"/>
      <style:text-properties fo:color="#365F91"/>
    </style:style>
    <style:style style:family="table-cell" style:name="TableCell754">
      <style:table-cell-properties fo:border="none" fo:padding-bottom="0in" fo:padding-left="0.075in" fo:padding-right="0.075in" fo:padding-top="0in" style:writing-mode="lr-tb"/>
    </style:style>
    <style:style style:family="paragraph" style:name="P755" style:parent-style-name="Normal">
      <style:paragraph-properties fo:line-height="100%" fo:margin-bottom="0in"/>
      <style:text-properties fo:color="#365F91"/>
    </style:style>
    <style:style style:family="table-cell" style:name="TableCell756">
      <style:table-cell-properties fo:border="none" fo:padding-bottom="0in" fo:padding-left="0.075in" fo:padding-right="0.075in" fo:padding-top="0in" style:writing-mode="lr-tb"/>
    </style:style>
    <style:style style:family="paragraph" style:name="P757" style:parent-style-name="Normal">
      <style:paragraph-properties fo:line-height="100%" fo:margin-bottom="0in"/>
      <style:text-properties fo:color="#365F91"/>
    </style:style>
    <style:style style:family="table-cell" style:name="TableCell758">
      <style:table-cell-properties fo:border="none" fo:padding-bottom="0in" fo:padding-left="0.075in" fo:padding-right="0.075in" fo:padding-top="0in" style:writing-mode="lr-tb"/>
    </style:style>
    <style:style style:family="paragraph" style:name="P759" style:parent-style-name="Normal">
      <style:paragraph-properties fo:line-height="100%" fo:margin-bottom="0in"/>
      <style:text-properties fo:color="#365F91"/>
    </style:style>
    <style:style style:family="table-cell" style:name="TableCell760">
      <style:table-cell-properties fo:border="none" fo:padding-bottom="0in" fo:padding-left="0.075in" fo:padding-right="0.075in" fo:padding-top="0in" style:writing-mode="lr-tb"/>
    </style:style>
    <style:style style:family="paragraph" style:name="P761" style:parent-style-name="Normal">
      <style:paragraph-properties fo:line-height="100%" fo:margin-bottom="0in"/>
      <style:text-properties fo:color="#365F91"/>
    </style:style>
    <style:style style:family="table-cell" style:name="TableCell762">
      <style:table-cell-properties fo:border="none" fo:padding-bottom="0in" fo:padding-left="0.075in" fo:padding-right="0.075in" fo:padding-top="0in" style:writing-mode="lr-tb"/>
    </style:style>
    <style:style style:family="paragraph" style:name="P763" style:parent-style-name="Normal">
      <style:paragraph-properties fo:line-height="100%" fo:margin-bottom="0in"/>
      <style:text-properties fo:color="#365F91"/>
    </style:style>
    <style:style style:family="table-cell" style:name="TableCell764">
      <style:table-cell-properties fo:border="none" fo:padding-bottom="0in" fo:padding-left="0.075in" fo:padding-right="0.075in" fo:padding-top="0in" style:writing-mode="lr-tb"/>
    </style:style>
    <style:style style:family="paragraph" style:name="P765" style:parent-style-name="Normal">
      <style:paragraph-properties fo:line-height="100%" fo:margin-bottom="0in"/>
      <style:text-properties fo:color="#365F91"/>
    </style:style>
    <style:style style:family="table-cell" style:name="TableCell766">
      <style:table-cell-properties fo:border="none" fo:padding-bottom="0in" fo:padding-left="0.075in" fo:padding-right="0.075in" fo:padding-top="0in" style:writing-mode="lr-tb"/>
    </style:style>
    <style:style style:family="paragraph" style:name="P767" style:parent-style-name="Normal">
      <style:paragraph-properties fo:line-height="100%" fo:margin-bottom="0in"/>
      <style:text-properties fo:color="#365F91"/>
    </style:style>
    <style:style style:family="table-cell" style:name="TableCell768">
      <style:table-cell-properties fo:border="none" fo:padding-bottom="0in" fo:padding-left="0.075in" fo:padding-right="0.075in" fo:padding-top="0in" style:writing-mode="lr-tb"/>
    </style:style>
    <style:style style:family="paragraph" style:name="P769" style:parent-style-name="Normal">
      <style:paragraph-properties fo:line-height="100%" fo:margin-bottom="0in"/>
      <style:text-properties fo:color="#365F91"/>
    </style:style>
    <style:style style:family="table-cell" style:name="TableCell770">
      <style:table-cell-properties fo:border="none" fo:padding-bottom="0in" fo:padding-left="0.075in" fo:padding-right="0.075in" fo:padding-top="0in" style:writing-mode="lr-tb"/>
    </style:style>
    <style:style style:family="paragraph" style:name="P771" style:parent-style-name="Normal">
      <style:paragraph-properties fo:line-height="100%" fo:margin-bottom="0in"/>
      <style:text-properties fo:color="#365F91"/>
    </style:style>
    <style:style style:family="table-cell" style:name="TableCell772">
      <style:table-cell-properties fo:border="none" fo:padding-bottom="0in" fo:padding-left="0.075in" fo:padding-right="0.075in" fo:padding-top="0in" style:writing-mode="lr-tb"/>
    </style:style>
    <style:style style:family="paragraph" style:name="P773" style:parent-style-name="Normal">
      <style:paragraph-properties fo:line-height="100%" fo:margin-bottom="0in"/>
      <style:text-properties fo:color="#365F91"/>
    </style:style>
    <style:style style:family="table-cell" style:name="TableCell774">
      <style:table-cell-properties fo:border="none" fo:padding-bottom="0in" fo:padding-left="0.075in" fo:padding-right="0.075in" fo:padding-top="0in" style:writing-mode="lr-tb"/>
    </style:style>
    <style:style style:family="paragraph" style:name="P775" style:parent-style-name="Normal">
      <style:paragraph-properties fo:line-height="100%" fo:margin-bottom="0in"/>
      <style:text-properties fo:color="#365F91"/>
    </style:style>
    <style:style style:family="table-cell" style:name="TableCell776">
      <style:table-cell-properties fo:border="none" fo:padding-bottom="0in" fo:padding-left="0.075in" fo:padding-right="0.075in" fo:padding-top="0in" style:writing-mode="lr-tb"/>
    </style:style>
    <style:style style:family="paragraph" style:name="P777" style:parent-style-name="Normal">
      <style:paragraph-properties fo:line-height="100%" fo:margin-bottom="0in"/>
      <style:text-properties fo:color="#365F91"/>
    </style:style>
    <style:style style:family="table-row" style:name="TableRow778">
      <style:table-row-properties/>
    </style:style>
    <style:style style:family="table-cell" style:name="TableCell77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80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78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82" style:parent-style-name="Normal">
      <style:paragraph-properties fo:line-height="100%" fo:margin-bottom="0in"/>
      <style:text-properties fo:color="#365F91"/>
    </style:style>
    <style:style style:family="table-cell" style:name="TableCell78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84" style:parent-style-name="Normal">
      <style:paragraph-properties fo:line-height="100%" fo:margin-bottom="0in"/>
      <style:text-properties fo:color="#365F91"/>
    </style:style>
    <style:style style:family="table-cell" style:name="TableCell78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86" style:parent-style-name="Normal">
      <style:paragraph-properties fo:line-height="100%" fo:margin-bottom="0in"/>
      <style:text-properties fo:color="#365F91"/>
    </style:style>
    <style:style style:family="table-cell" style:name="TableCell78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88" style:parent-style-name="Normal">
      <style:paragraph-properties fo:line-height="100%" fo:margin-bottom="0in"/>
      <style:text-properties fo:color="#365F91"/>
    </style:style>
    <style:style style:family="table-cell" style:name="TableCell78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90" style:parent-style-name="Normal">
      <style:paragraph-properties fo:line-height="100%" fo:margin-bottom="0in"/>
      <style:text-properties fo:color="#365F91"/>
    </style:style>
    <style:style style:family="table-cell" style:name="TableCell79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92" style:parent-style-name="Normal">
      <style:paragraph-properties fo:line-height="100%" fo:margin-bottom="0in"/>
      <style:text-properties fo:color="#365F91"/>
    </style:style>
    <style:style style:family="table-cell" style:name="TableCell79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94" style:parent-style-name="Normal">
      <style:paragraph-properties fo:line-height="100%" fo:margin-bottom="0in"/>
      <style:text-properties fo:color="#365F91"/>
    </style:style>
    <style:style style:family="table-cell" style:name="TableCell79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96" style:parent-style-name="Normal">
      <style:paragraph-properties fo:line-height="100%" fo:margin-bottom="0in"/>
      <style:text-properties fo:color="#365F91"/>
    </style:style>
    <style:style style:family="table-cell" style:name="TableCell79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98" style:parent-style-name="Normal">
      <style:paragraph-properties fo:line-height="100%" fo:margin-bottom="0in"/>
      <style:text-properties fo:color="#365F91"/>
    </style:style>
    <style:style style:family="table-cell" style:name="TableCell79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800" style:parent-style-name="Normal">
      <style:paragraph-properties fo:line-height="100%" fo:margin-bottom="0in"/>
      <style:text-properties fo:color="#365F91"/>
    </style:style>
    <style:style style:family="table-cell" style:name="TableCell801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802" style:parent-style-name="Normal">
      <style:paragraph-properties fo:line-height="100%" fo:margin-bottom="0in"/>
      <style:text-properties fo:color="#365F91"/>
    </style:style>
    <style:style style:family="table-cell" style:name="TableCell803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804" style:parent-style-name="Normal">
      <style:paragraph-properties fo:line-height="100%" fo:margin-bottom="0in"/>
      <style:text-properties fo:color="#365F91"/>
    </style:style>
    <style:style style:family="table-cell" style:name="TableCell805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806" style:parent-style-name="Normal">
      <style:paragraph-properties fo:line-height="100%" fo:margin-bottom="0in"/>
      <style:text-properties fo:color="#365F91"/>
    </style:style>
    <style:style style:family="table-cell" style:name="TableCell807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808" style:parent-style-name="Normal">
      <style:paragraph-properties fo:line-height="100%" fo:margin-bottom="0in"/>
      <style:text-properties fo:color="#365F91"/>
    </style:style>
    <style:style style:family="table-cell" style:name="TableCell809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810" style:parent-style-name="Normal">
      <style:paragraph-properties fo:line-height="100%" fo:margin-bottom="0in"/>
      <style:text-properties fo:color="#365F91"/>
    </style:style>
    <style:style style:family="table-row" style:name="TableRow811">
      <style:table-row-properties style:min-row-height="0.6562in"/>
    </style:style>
    <style:style style:family="table-cell" style:name="TableCell812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13" style:parent-style-name="Normal">
      <style:paragraph-properties fo:line-height="100%" fo:margin-bottom="0in"/>
      <style:text-properties fo:color="#365F91" fo:font-weight="bold" style:font-weight-asian="bold" style:font-weight-complex="bold"/>
    </style:style>
    <style:style style:family="table-cell" style:name="TableCell814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15" style:parent-style-name="Normal">
      <style:paragraph-properties fo:line-height="100%" fo:margin-bottom="0in"/>
      <style:text-properties fo:color="#365F91"/>
    </style:style>
    <style:style style:family="table-cell" style:name="TableCell816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17" style:parent-style-name="Normal">
      <style:paragraph-properties fo:line-height="100%" fo:margin-bottom="0in"/>
      <style:text-properties fo:color="#365F91"/>
    </style:style>
    <style:style style:family="table-cell" style:name="TableCell818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19" style:parent-style-name="Normal">
      <style:paragraph-properties fo:line-height="100%" fo:margin-bottom="0in"/>
      <style:text-properties fo:color="#365F91"/>
    </style:style>
    <style:style style:family="table-cell" style:name="TableCell820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21" style:parent-style-name="Normal">
      <style:paragraph-properties fo:line-height="100%" fo:margin-bottom="0in"/>
      <style:text-properties fo:color="#365F91"/>
    </style:style>
    <style:style style:family="table-cell" style:name="TableCell822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23" style:parent-style-name="Normal">
      <style:paragraph-properties fo:line-height="100%" fo:margin-bottom="0in"/>
      <style:text-properties fo:color="#365F91"/>
    </style:style>
    <style:style style:family="table-cell" style:name="TableCell824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25" style:parent-style-name="Normal">
      <style:paragraph-properties fo:line-height="100%" fo:margin-bottom="0in"/>
      <style:text-properties fo:color="#365F91"/>
    </style:style>
    <style:style style:family="table-cell" style:name="TableCell826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27" style:parent-style-name="Normal">
      <style:paragraph-properties fo:line-height="100%" fo:margin-bottom="0in"/>
      <style:text-properties fo:color="#365F91"/>
    </style:style>
    <style:style style:family="table-cell" style:name="TableCell828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29" style:parent-style-name="Normal">
      <style:paragraph-properties fo:line-height="100%" fo:margin-bottom="0in"/>
      <style:text-properties fo:color="#365F91"/>
    </style:style>
    <style:style style:family="table-cell" style:name="TableCell830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31" style:parent-style-name="Normal">
      <style:paragraph-properties fo:line-height="100%" fo:margin-bottom="0in"/>
      <style:text-properties fo:color="#365F91"/>
    </style:style>
    <style:style style:family="table-cell" style:name="TableCell832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33" style:parent-style-name="Normal">
      <style:paragraph-properties fo:line-height="100%" fo:margin-bottom="0in"/>
      <style:text-properties fo:color="#365F91"/>
    </style:style>
    <style:style style:family="table-cell" style:name="TableCell834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35" style:parent-style-name="Normal">
      <style:paragraph-properties fo:line-height="100%" fo:margin-bottom="0in"/>
      <style:text-properties fo:color="#365F91"/>
    </style:style>
    <style:style style:family="table-cell" style:name="TableCell836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37" style:parent-style-name="Normal">
      <style:paragraph-properties fo:line-height="100%" fo:margin-bottom="0in"/>
      <style:text-properties fo:color="#365F91"/>
    </style:style>
    <style:style style:family="table-cell" style:name="TableCell838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39" style:parent-style-name="Normal">
      <style:paragraph-properties fo:line-height="100%" fo:margin-bottom="0in"/>
      <style:text-properties fo:color="#365F91"/>
    </style:style>
    <style:style style:family="table-cell" style:name="TableCell840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41" style:parent-style-name="Normal">
      <style:paragraph-properties fo:line-height="100%" fo:margin-bottom="0in"/>
      <style:text-properties fo:color="#365F91"/>
    </style:style>
    <style:style style:family="table-cell" style:name="TableCell842">
      <style:table-cell-properties fo:border-bottom="0.0138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843" style:parent-style-name="Normal">
      <style:paragraph-properties fo:line-height="100%" fo:margin-bottom="0in"/>
      <style:text-properties fo:color="#365F91"/>
    </style:style>
  </office:automatic-styles>
  <office:body>
    <office:text text:use-soft-page-breaks="true">
      <text:p text:style-name="P1">Big table<text:s/>jetzt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sadf</text:p>
          </table:table-cell>
          <table:table-cell table:style-name="TableCell22">
            <text:p text:style-name="P23">sad</text:p>
          </table:table-cell>
          <table:table-cell table:style-name="TableCell24">
            <text:p text:style-name="P25">fsad</text:p>
          </table:table-cell>
          <table:table-cell table:style-name="TableCell26">
            <text:p text:style-name="P27">f</text:p>
          </table:table-cell>
          <table:table-cell table:style-name="TableCell28">
            <text:p text:style-name="P29">asdf</text:p>
          </table:table-cell>
          <table:table-cell table:style-name="TableCell30">
            <text:p text:style-name="P31">s</text:p>
          </table:table-cell>
          <table:table-cell table:style-name="TableCell32">
            <text:p text:style-name="P33">adf</text:p>
          </table:table-cell>
          <table:table-cell table:style-name="TableCell34">
            <text:p text:style-name="P35">sad</text:p>
          </table:table-cell>
          <table:table-cell table:style-name="TableCell36">
            <text:p text:style-name="P37">f</text:p>
          </table:table-cell>
          <table:table-cell table:style-name="TableCell38">
            <text:p text:style-name="P39">sad</text:p>
          </table:table-cell>
          <table:table-cell table:style-name="TableCell40">
            <text:p text:style-name="P41">f</text:p>
          </table:table-cell>
          <table:table-cell table:style-name="TableCell42">
            <text:p text:style-name="P43">sad</text:p>
          </table:table-cell>
          <table:table-cell table:style-name="TableCell44">
            <text:p text:style-name="P45">f</text:p>
          </table:table-cell>
          <table:table-cell table:style-name="TableCell46">
            <text:p text:style-name="P47">sad</text:p>
          </table:table-cell>
          <table:table-cell table:style-name="TableCell48">
            <text:p text:style-name="P49">f</text:p>
          </table:table-cell>
          <table:table-cell table:style-name="TableCell50">
            <text:p text:style-name="P51">sadf</text:p>
          </table:table-cell>
        </table:table-row>
        <table:table-row table:style-name="TableRow52">
          <table:table-cell table:style-name="TableCell53">
            <text:p text:style-name="P54">sad</text:p>
          </table:table-cell>
          <table:table-cell table:style-name="TableCell55">
            <text:p text:style-name="P56">f</text:p>
          </table:table-cell>
          <table:table-cell table:style-name="TableCell57">
            <text:p text:style-name="P58">sadf</text:p>
          </table:table-cell>
          <table:table-cell table:style-name="TableCell59">
            <text:p text:style-name="P60">s</text:p>
          </table:table-cell>
          <table:table-cell table:style-name="TableCell61">
            <text:p text:style-name="P62">adf</text:p>
          </table:table-cell>
          <table:table-cell table:style-name="TableCell63">
            <text:p text:style-name="P64">sad</text:p>
          </table:table-cell>
          <table:table-cell table:style-name="TableCell65">
            <text:p text:style-name="P66">f</text:p>
          </table:table-cell>
          <table:table-cell table:style-name="TableCell67">
            <text:p text:style-name="P68">sad</text:p>
          </table:table-cell>
          <table:table-cell table:style-name="TableCell69">
            <text:p text:style-name="P70">f</text:p>
          </table:table-cell>
          <table:table-cell table:style-name="TableCell71">
            <text:p text:style-name="P72">safd</text:p>
          </table:table-cell>
          <table:table-cell table:style-name="TableCell73">
            <text:p text:style-name="P74">as</text:p>
          </table:table-cell>
          <table:table-cell table:style-name="TableCell75">
            <text:p text:style-name="P76">df</text:p>
          </table:table-cell>
          <table:table-cell table:style-name="TableCell77">
            <text:p text:style-name="P78">sad</text:p>
          </table:table-cell>
          <table:table-cell table:style-name="TableCell79">
            <text:p text:style-name="P80">f</text:p>
          </table:table-cell>
          <table:table-cell table:style-name="TableCell81">
            <text:p text:style-name="P82">asd</text:p>
          </table:table-cell>
          <table:table-cell table:style-name="TableCell83">
            <text:p text:style-name="P84">f</text:p>
          </table:table-cell>
        </table:table-row>
        <table:table-row table:style-name="TableRow85">
          <table:table-cell table:style-name="TableCell86">
            <text:p text:style-name="P87">sadf</text:p>
          </table:table-cell>
          <table:table-cell table:style-name="TableCell88">
            <text:p text:style-name="P89">Asdf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f</text:p>
          </table:table-cell>
          <table:table-cell table:style-name="TableCell121">
            <text:p text:style-name="P122">sadf</text:p>
          </table:table-cell>
          <table:table-cell table:style-name="TableCell123">
            <text:p text:style-name="P124">s</text:p>
          </table:table-cell>
          <table:table-cell table:style-name="TableCell125">
            <text:p text:style-name="P126">adf</text:p>
          </table:table-cell>
          <table:table-cell table:style-name="TableCell127">
            <text:p text:style-name="P128">sad</text:p>
          </table:table-cell>
          <table:table-cell table:style-name="TableCell129">
            <text:p text:style-name="P130">f</text:p>
          </table:table-cell>
          <table:table-cell table:style-name="TableCell131">
            <text:p text:style-name="P132">sad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Asdf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f</text:p>
          </table:table-cell>
          <table:table-cell table:style-name="TableCell187">
            <text:p text:style-name="P188">sadf</text:p>
          </table:table-cell>
          <table:table-cell table:style-name="TableCell189">
            <text:p text:style-name="P190">s</text:p>
          </table:table-cell>
          <table:table-cell table:style-name="TableCell191">
            <text:p text:style-name="P192">adf</text:p>
          </table:table-cell>
          <table:table-cell table:style-name="TableCell193">
            <text:p text:style-name="P194">sad</text:p>
          </table:table-cell>
          <table:table-cell table:style-name="TableCell195">
            <text:p text:style-name="P196">f</text:p>
          </table:table-cell>
          <table:table-cell table:style-name="TableCell197">
            <text:p text:style-name="P198">sad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Asdf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f</text:p>
          </table:table-cell>
          <table:table-cell table:style-name="TableCell253">
            <text:p text:style-name="P254">sadf</text:p>
          </table:table-cell>
          <table:table-cell table:style-name="TableCell255">
            <text:p text:style-name="P256">s</text:p>
          </table:table-cell>
          <table:table-cell table:style-name="TableCell257">
            <text:p text:style-name="P258">adf</text:p>
          </table:table-cell>
          <table:table-cell table:style-name="TableCell259">
            <text:p text:style-name="P260">sad</text:p>
          </table:table-cell>
          <table:table-cell table:style-name="TableCell261">
            <text:p text:style-name="P262">f</text:p>
          </table:table-cell>
          <table:table-cell table:style-name="TableCell263">
            <text:p text:style-name="P264">sad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Asdf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f</text:p>
          </table:table-cell>
          <table:table-cell table:style-name="TableCell319">
            <text:p text:style-name="P320">sadf</text:p>
          </table:table-cell>
          <table:table-cell table:style-name="TableCell321">
            <text:p text:style-name="P322">s</text:p>
          </table:table-cell>
          <table:table-cell table:style-name="TableCell323">
            <text:p text:style-name="P324">adf</text:p>
          </table:table-cell>
          <table:table-cell table:style-name="TableCell325">
            <text:p text:style-name="P326">sad</text:p>
          </table:table-cell>
          <table:table-cell table:style-name="TableCell327">
            <text:p text:style-name="P328">f</text:p>
          </table:table-cell>
          <table:table-cell table:style-name="TableCell329">
            <text:p text:style-name="P330">sad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Asdf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f</text:p>
          </table:table-cell>
          <table:table-cell table:style-name="TableCell385">
            <text:p text:style-name="P386">sadf</text:p>
          </table:table-cell>
          <table:table-cell table:style-name="TableCell387">
            <text:p text:style-name="P388">s</text:p>
          </table:table-cell>
          <table:table-cell table:style-name="TableCell389">
            <text:p text:style-name="P390">adf</text:p>
          </table:table-cell>
          <table:table-cell table:style-name="TableCell391">
            <text:p text:style-name="P392">sad</text:p>
          </table:table-cell>
          <table:table-cell table:style-name="TableCell393">
            <text:p text:style-name="P394">f</text:p>
          </table:table-cell>
          <table:table-cell table:style-name="TableCell395">
            <text:p text:style-name="P396">sad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Asdf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f</text:p>
          </table:table-cell>
          <table:table-cell table:style-name="TableCell451">
            <text:p text:style-name="P452">sadf</text:p>
          </table:table-cell>
          <table:table-cell table:style-name="TableCell453">
            <text:p text:style-name="P454">s</text:p>
          </table:table-cell>
          <table:table-cell table:style-name="TableCell455">
            <text:p text:style-name="P456">adf</text:p>
          </table:table-cell>
          <table:table-cell table:style-name="TableCell457">
            <text:p text:style-name="P458">sad</text:p>
          </table:table-cell>
          <table:table-cell table:style-name="TableCell459">
            <text:p text:style-name="P460">f</text:p>
          </table:table-cell>
          <table:table-cell table:style-name="TableCell461">
            <text:p text:style-name="P462">sad</text:p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>Asdf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>f</text:p>
          </table:table-cell>
          <table:table-cell table:style-name="TableCell517">
            <text:p text:style-name="P518">sadf</text:p>
          </table:table-cell>
          <table:table-cell table:style-name="TableCell519">
            <text:p text:style-name="P520">s</text:p>
          </table:table-cell>
          <table:table-cell table:style-name="TableCell521">
            <text:p text:style-name="P522">adf</text:p>
          </table:table-cell>
          <table:table-cell table:style-name="TableCell523">
            <text:p text:style-name="P524">sad</text:p>
          </table:table-cell>
          <table:table-cell table:style-name="TableCell525">
            <text:p text:style-name="P526">f</text:p>
          </table:table-cell>
          <table:table-cell table:style-name="TableCell527">
            <text:p text:style-name="P528">sad</text:p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>Asdf</text:p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>f</text:p>
          </table:table-cell>
          <table:table-cell table:style-name="TableCell583">
            <text:p text:style-name="P584">sadf</text:p>
          </table:table-cell>
          <table:table-cell table:style-name="TableCell585">
            <text:p text:style-name="P586">s</text:p>
          </table:table-cell>
          <table:table-cell table:style-name="TableCell587">
            <text:p text:style-name="P588">adf</text:p>
          </table:table-cell>
          <table:table-cell table:style-name="TableCell589">
            <text:p text:style-name="P590">sad</text:p>
          </table:table-cell>
          <table:table-cell table:style-name="TableCell591">
            <text:p text:style-name="P592">f</text:p>
          </table:table-cell>
          <table:table-cell table:style-name="TableCell593">
            <text:p text:style-name="P594">sad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Asdf</text:p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>f</text:p>
          </table:table-cell>
          <table:table-cell table:style-name="TableCell649">
            <text:p text:style-name="P650">sadf</text:p>
          </table:table-cell>
          <table:table-cell table:style-name="TableCell651">
            <text:p text:style-name="P652">s</text:p>
          </table:table-cell>
          <table:table-cell table:style-name="TableCell653">
            <text:p text:style-name="P654">adf</text:p>
          </table:table-cell>
          <table:table-cell table:style-name="TableCell655">
            <text:p text:style-name="P656">sad</text:p>
          </table:table-cell>
          <table:table-cell table:style-name="TableCell657">
            <text:p text:style-name="P658">f</text:p>
          </table:table-cell>
          <table:table-cell table:style-name="TableCell659">
            <text:p text:style-name="P660">sad</text:p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>Asdf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>f</text:p>
          </table:table-cell>
          <table:table-cell table:style-name="TableCell715">
            <text:p text:style-name="P716">sadf</text:p>
          </table:table-cell>
          <table:table-cell table:style-name="TableCell717">
            <text:p text:style-name="P718">s</text:p>
          </table:table-cell>
          <table:table-cell table:style-name="TableCell719">
            <text:p text:style-name="P720">adf</text:p>
          </table:table-cell>
          <table:table-cell table:style-name="TableCell721">
            <text:p text:style-name="P722">sad</text:p>
          </table:table-cell>
          <table:table-cell table:style-name="TableCell723">
            <text:p text:style-name="P724">f</text:p>
          </table:table-cell>
          <table:table-cell table:style-name="TableCell725">
            <text:p text:style-name="P726">sad</text:p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Asdf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>f</text:p>
          </table:table-cell>
          <table:table-cell table:style-name="TableCell781">
            <text:p text:style-name="P782">sadf</text:p>
          </table:table-cell>
          <table:table-cell table:style-name="TableCell783">
            <text:p text:style-name="P784">s</text:p>
          </table:table-cell>
          <table:table-cell table:style-name="TableCell785">
            <text:p text:style-name="P786">adf</text:p>
          </table:table-cell>
          <table:table-cell table:style-name="TableCell787">
            <text:p text:style-name="P788">sad</text:p>
          </table:table-cell>
          <table:table-cell table:style-name="TableCell789">
            <text:p text:style-name="P790">f</text:p>
          </table:table-cell>
          <table:table-cell table:style-name="TableCell791">
            <text:p text:style-name="P792">sad</text:p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Asdf</text:p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>Unten rechts</text:p>
          </table:table-cell>
        </table:table-row>
      </table:table>
      <text:p text:style-name="Normal">Da war sie…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MS Gothic" svg:font-family="MS Gothic" svg:panose-1="2 11 6 9 7 2 5 8 2 4"/>
    <style:font-face style:font-family-generic="roman" style:font-pitch="variable" style:name="Cambria" svg:font-family="Cambria" svg:panose-1="2 4 5 3 5 4 6 3 2 4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15%" fo:margin-bottom="0.1388in" fo:orphans="2" fo:padding="0in" fo:text-align="start" fo:widows="2" style:line-break="strict" style:punctuation-wrap="hanging" style:shadow="none" style:snap-to-layout-grid="true" style:tab-stop-distance="0.4916in" style:text-autospace="ideograph-alpha" style:writing-mode="lr-tb" text:number-lines="true"/>
      <style:text-properties fo:background-color="transparent" fo:country="DE" fo:font-size="11pt" fo:font-style="normal" fo:font-variant="normal" fo:font-weight="normal" fo:hyphenate="true" fo:language="de" fo:letter-spacing="normal" fo:text-transform="none" style:country-asian="JP" style:country-complex="SA" style:font-name="Calibri" style:font-name-asian="MS Mincho" style:font-name-complex="Times New Roman" style:font-relief="none" style:font-size-asian="11pt" style:font-size-complex="11pt" style:font-style-asian="normal" style:font-style-complex="normal" style:font-weight-asian="normal" style:font-weight-complex="normal" style:language-asian="ja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isplay-name="Normal" style:family="paragraph" style:name="Normal">
      <style:text-properties fo:hyphenate="false"/>
    </style:style>
    <style:style style:display-name="Default Paragraph Font" style:family="text" style:name="DefaultParagraphFont"/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color="#385d8a" svg:stroke-linecap="butt" svg:stroke-opacity="100%" svg:stroke-width="0.02778in"/>
    </style:default-style>
  </office:styles>
  <office:automatic-styles>
    <style:page-layout style:name="PL0">
      <style:page-layout-properties fo:margin-bottom="0.7875in" fo:margin-left="0.984in" fo:margin-right="0.984in" fo:margin-top="0.984in" fo:page-height="11.693in" fo:page-width="8.26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st</meta:initial-creator>
    <dc:creator>Svante Schubert</dc:creator>
    <meta:creation-date>2013-09-02T19:43:00Z</meta:creation-date>
    <dc:date>2018-04-06T23:27:13</dc:date>
    <meta:template xlink:href="Normal.dotm" xlink:type="simple"/>
    <meta:editing-cycles>3</meta:editing-cycles>
    <meta:editing-duration>PT0.119S</meta:editing-duration>
    <meta:document-statistic meta:character-count="769" meta:non-whitespace-character-count="665" meta:page-count="1" meta:paragraph-count="1" meta:row-count="5" meta:word-count="105"/>
  </office:meta>
</office:document-meta>
</file>